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7019806B54.jpg"/>
  <manifest:file-entry manifest:media-type="image/jpeg" manifest:full-path="Pictures/100000000000054C0000019DA8493AE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no-wrap" draw:shadow="hidden"/>
    </style:style>
    <style:style style:name="gr2"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3" style:family="graphic" style:parent-style-name="standard" style:list-style-name="L7">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4" style:family="graphic" style:parent-style-name="standard" style:list-style-name="L7">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5"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no-wrap" draw:shadow="visible" draw:shadow-offset-x="0.035cm" draw:shadow-offset-y="0.035cm" draw:shadow-color="#808080"/>
    </style:style>
    <style:style style:name="gr6"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0.712cm" fo:padding-top="0.13cm" fo:padding-bottom="0.13cm" fo:padding-left="0.25cm" fo:padding-right="0.25cm" fo:wrap-option="no-wrap" draw:shadow="hidden"/>
    </style:style>
    <style:style style:name="gr8" style:family="graphic" style:parent-style-name="standard">
      <style:graphic-properties draw:stroke="none" draw:fill="none" draw:fill-color="#ffffff" draw:textarea-horizontal-align="justify" draw:textarea-vertical-align="top" draw:auto-grow-height="true" fo:min-height="0.712cm" fo:min-width="4.938cm" fo:padding-top="0.13cm" fo:padding-bottom="0.13cm" fo:padding-left="0.25cm" fo:padding-right="0.25cm" fo:wrap-option="wrap" draw:shadow="hidden"/>
    </style:style>
    <style:style style:name="gr9" style:family="graphic" style:parent-style-name="standard">
      <style:graphic-properties draw:stroke="none" draw:fill="none" draw:fill-color="#ffffff" draw:textarea-horizontal-align="justify" draw:textarea-vertical-align="top" draw:auto-grow-height="true" fo:min-height="0.712cm" fo:min-width="3.951cm" fo:padding-top="0.13cm" fo:padding-bottom="0.13cm" fo:padding-left="0.25cm" fo:padding-right="0.25cm" fo:wrap-option="wrap" draw:shadow="hidden"/>
    </style:style>
    <style:style style:name="gr10"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none" draw:fill="none" draw:fill-color="#ffffff" draw:textarea-horizontal-align="justify" draw:textarea-vertical-align="top" draw:auto-grow-height="true" fo:min-height="1.423cm" fo:padding-top="0.13cm" fo:padding-bottom="0.13cm" fo:padding-left="0.25cm" fo:padding-right="0.25cm" fo:wrap-option="no-wrap" draw:shadow="hidden"/>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draw:fill="none" draw:fill-color="#ffffff" draw:textarea-horizontal-align="justify" draw:textarea-vertical-align="top" draw:auto-grow-height="true" fo:min-height="1.889cm" fo:min-width="10.226cm" fo:padding-top="0.13cm" fo:padding-bottom="0.13cm" fo:padding-left="0.25cm" fo:padding-right="0.25cm" fo:wrap-option="wrap" draw:shadow="hidden"/>
    </style:style>
    <style:style style:name="gr16" style:family="graphic" style:parent-style-name="standard">
      <style:graphic-properties draw:stroke="none" draw:fill="none" draw:fill-color="#ffffff" draw:textarea-horizontal-align="justify" draw:textarea-vertical-align="top" draw:auto-grow-height="true" fo:min-height="1.889cm" fo:min-width="7.216cm" fo:padding-top="0.13cm" fo:padding-bottom="0.13cm" fo:padding-left="0.25cm" fo:padding-right="0.25cm" fo:wrap-option="wrap" draw:shadow="hidden"/>
    </style:style>
    <style:style style:name="gr17" style:family="graphic" style:parent-style-name="standard" style:list-style-name="L7">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18" style:family="graphic" style:parent-style-name="standard" style:list-style-name="L7">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19"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1.377cm"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12cm" fo:min-width="6.2cm" fo:padding-top="0.13cm" fo:padding-bottom="0.13cm" fo:padding-left="0.25cm" fo:padding-right="0.25cm" fo:wrap-option="wrap" draw:shadow="hidden"/>
    </style:style>
    <style:style style:name="gr2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12cm" fo:min-width="10.721cm" fo:padding-top="0.13cm" fo:padding-bottom="0.13cm" fo:padding-left="0.25cm" fo:padding-right="0.25cm" fo:wrap-option="wrap" draw:shadow="hidden"/>
    </style:style>
    <style:style style:name="gr23"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12cm" fo:min-width="5.534cm" fo:padding-top="0.13cm" fo:padding-bottom="0.13cm" fo:padding-left="0.25cm" fo:padding-right="0.25cm" fo:wrap-option="wrap" draw:shadow="hidden"/>
    </style:style>
    <style:style style:name="gr24"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61cm" fo:min-width="8.117cm" fo:padding-top="0.13cm" fo:padding-bottom="0.13cm" fo:padding-left="0.25cm" fo:padding-right="0.25cm" fo:wrap-option="wrap" draw:shadow="hidden"/>
    </style:style>
    <style:style style:name="gr25"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1.526cm" fo:padding-top="0.13cm" fo:padding-bottom="0.13cm" fo:padding-left="0.25cm" fo:padding-right="0.25cm" fo:wrap-option="no-wrap" draw:shadow="hidden"/>
    </style:style>
    <style:style style:name="gr26" style:family="graphic" style:parent-style-name="standard">
      <style:graphic-properties draw:stroke="solid" svg:stroke-width="0.035cm" svg:stroke-color="#000000" draw:stroke-linejoin="miter" draw:fill="solid" draw:fill-color="#ffffcc" draw:textarea-horizontal-align="justify" draw:textarea-vertical-align="top" draw:auto-grow-height="true" fo:padding-top="0.13cm" fo:padding-bottom="0.13cm" fo:padding-left="0.25cm" fo:padding-right="0.25cm" fo:wrap-option="no-wrap" draw:shadow="hidden"/>
    </style:style>
    <style:style style:name="gr27"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2.217cm" fo:padding-top="0.13cm" fo:padding-bottom="0.13cm" fo:padding-left="0.25cm" fo:padding-right="0.25cm" fo:wrap-option="no-wrap" draw:shadow="hidden"/>
    </style:style>
    <style:style style:name="gr28"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637cm" fo:padding-top="0.13cm" fo:padding-bottom="0.13cm" fo:padding-left="0.25cm" fo:padding-right="0.25cm" fo:wrap-option="no-wrap" draw:shadow="hidden"/>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8.831cm"/>
    </style:style>
    <style:style style:name="gr30" style:family="graphic" style:parent-style-name="standard" style:list-style-name="L7">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no-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no-wrap" draw:shadow="hidden"/>
    </style:style>
    <style:style style:name="pr6"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7" style:family="presentation" style:parent-style-name="Default-notes">
      <style:graphic-properties draw:stroke="none" draw:fill="none" draw:fill-color="#ffffff" draw:auto-grow-height="true" fo:min-height="12.001cm"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6.124cm" fo:min-width="0cm" fo:padding-top="0.127cm" fo:padding-bottom="0.127cm" fo:padding-left="0.254cm" fo:padding-right="0.254cm" fo:wrap-option="no-wrap" draw:shadow="hidden"/>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6.125cm" fo:min-width="0cm" fo:padding-top="0.127cm" fo:padding-bottom="0.127cm" fo:padding-left="0.254cm" fo:padding-right="0.254cm" fo:wrap-option="no-wrap" draw:shadow="hidden"/>
    </style:style>
    <style:style style:name="pr10"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1.79cm" fo:min-width="0cm" fo:padding-top="0.127cm" fo:padding-bottom="0.127cm" fo:padding-left="0.254cm" fo:padding-right="0.254cm" fo:wrap-option="no-wrap" draw:shadow="hidden"/>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text:enable-numbering="false" fo:text-indent="0cm"/>
    </style:style>
    <style:style style:name="P4" style:family="paragraph">
      <style:paragraph-properties fo:margin-left="0cm" fo:margin-right="0cm" fo:text-align="end" text:enable-numbering="false" fo:text-indent="0cm"/>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text:enable-numbering="false" fo:text-indent="0cm"/>
    </style:style>
    <style:style style:name="P8" style:family="paragraph">
      <style:paragraph-properties fo:margin-left="0.952cm" fo:margin-right="0cm" fo:margin-top="0.211cm" fo:margin-bottom="0cm" text:enable-numbering="true" fo:text-indent="-0.952cm"/>
    </style:style>
    <style:style style:name="P9" style:family="paragraph">
      <style:paragraph-properties fo:margin-left="0.952cm" fo:margin-right="0cm" fo:text-indent="-0.952cm" style:writing-mode="lr-tb"/>
    </style:style>
    <style:style style:name="P10" style:family="paragraph">
      <style:paragraph-properties fo:margin-left="0cm" fo:margin-right="0cm" fo:margin-top="0.158cm" fo:margin-bottom="0cm" text:enable-numbering="false" fo:text-indent="0cm" style:punctuation-wrap="hanging" style:line-break="strict"/>
    </style:style>
    <style:style style:name="P11" style:family="paragraph">
      <style:paragraph-properties fo:margin-left="2.063cm" fo:margin-right="0cm" text:enable-numbering="true" fo:text-indent="-0.793cm"/>
    </style:style>
    <style:style style:name="P12" style:family="paragraph">
      <style:paragraph-properties fo:margin-left="0.952cm" fo:margin-right="0cm" text:enable-numbering="true" fo:text-indent="-0.952cm"/>
    </style:style>
    <style:style style:name="P13" style:family="paragraph">
      <style:paragraph-properties fo:margin-left="3.175cm" fo:margin-right="0cm" text:enable-numbering="true" fo:text-indent="-0.635cm"/>
    </style:style>
    <style:style style:name="P14" style:family="paragraph">
      <style:paragraph-properties fo:margin-left="0.952cm" fo:margin-right="0cm" text:enable-numbering="false" fo:text-indent="-0.952cm"/>
    </style:style>
    <style:style style:name="P15" style:family="paragraph">
      <style:paragraph-properties fo:margin-left="0cm" fo:margin-right="0cm" fo:text-align="end" text:enable-numbering="false" fo:text-indent="0cm" style:writing-mode="lr-tb"/>
      <style:text-properties fo:font-size="24pt"/>
    </style:style>
    <style:style style:name="P16" style:family="paragraph">
      <style:paragraph-properties fo:margin-left="0cm" fo:margin-right="0cm" fo:margin-top="0.158cm" fo:margin-bottom="0cm" text:enable-numbering="false" fo:text-indent="0cm" style:punctuation-wrap="hanging" style:line-break="strict" style:writing-mode="lr-tb"/>
      <style:text-properties fo:font-size="12pt"/>
    </style:style>
    <style:style style:name="P17" style:family="paragraph">
      <style:paragraph-properties fo:margin-left="0.952cm" fo:margin-right="0cm" fo:margin-top="0.176cm" fo:margin-bottom="0cm" fo:line-height="80%" text:enable-numbering="false" fo:text-indent="-0.952cm" style:punctuation-wrap="hanging" style:line-break="strict"/>
    </style:style>
    <style:style style:name="P18" style:family="paragraph">
      <style:paragraph-properties style:writing-mode="lr-tb"/>
      <style:text-properties fo:font-size="18pt" style:font-size-asian="18pt" style:font-size-complex="18pt"/>
    </style:style>
    <style:style style:name="P19" style:family="paragraph">
      <style:paragraph-properties fo:margin-left="0.952cm" fo:margin-right="0cm" fo:margin-top="0.176cm" fo:margin-bottom="0cm" fo:line-height="80%" text:enable-numbering="false" fo:text-indent="-0.952cm" style:punctuation-wrap="hanging" style:line-break="strict" style:writing-mode="lr-tb"/>
      <style:text-properties fo:font-size="18pt" style:font-size-asian="18pt" style:font-size-complex="18pt"/>
    </style:style>
    <style:style style:name="P20" style:family="paragraph">
      <style:paragraph-properties fo:margin-left="0cm" fo:margin-right="0cm" fo:margin-top="0.396cm" fo:margin-bottom="0cm" fo:line-height="100%" text:enable-numbering="false" fo:text-indent="0cm" style:punctuation-wrap="hanging" style:line-break="strict"/>
    </style:style>
    <style:style style:name="P21" style:family="paragraph">
      <style:paragraph-properties fo:margin-left="0cm" fo:margin-right="0cm" fo:margin-top="0.396cm" fo:margin-bottom="0cm" fo:line-height="100%" text:enable-numbering="false" fo:text-indent="0cm" style:punctuation-wrap="hanging" style:line-break="strict" style:writing-mode="lr-tb"/>
    </style:style>
    <style:style style:name="P22" style:family="paragraph">
      <style:paragraph-properties fo:margin-left="0cm" fo:margin-right="0cm" fo:line-height="100%" text:enable-numbering="false" fo:text-indent="0cm" style:punctuation-wrap="hanging" style:line-break="strict"/>
    </style:style>
    <style:style style:name="P23" style:family="paragraph">
      <style:paragraph-properties fo:margin-left="0cm" fo:margin-right="0cm" fo:line-height="100%" text:enable-numbering="false" fo:text-indent="0cm" style:punctuation-wrap="hanging" style:line-break="strict" style:writing-mode="lr-tb"/>
    </style:style>
    <style:style style:name="P24" style:family="paragraph">
      <style:paragraph-properties fo:text-align="center" style:writing-mode="lr-tb"/>
      <style:text-properties fo:font-size="24pt"/>
    </style:style>
    <style:style style:name="P25" style:family="paragraph">
      <style:paragraph-properties fo:text-align="center"/>
    </style:style>
    <style:style style:name="P26" style:family="paragraph">
      <style:paragraph-properties fo:margin-left="0cm" fo:margin-right="0cm" fo:margin-top="0.396cm" fo:margin-bottom="0cm" fo:line-height="100%" text:enable-numbering="false" fo:text-indent="0cm" style:punctuation-wrap="hanging" style:line-break="strict" style:writing-mode="lr-tb"/>
      <style:text-properties fo:font-weight="bold" style:font-weight-asian="bold" style:font-weight-complex="bold"/>
    </style:style>
    <style:style style:name="P27" style:family="paragraph">
      <style:paragraph-properties fo:margin-left="0cm" fo:margin-right="0cm" fo:line-height="100%" fo:text-align="start" text:enable-numbering="false" fo:text-indent="0cm"/>
    </style:style>
    <style:style style:name="P28" style:family="paragraph">
      <style:paragraph-properties fo:margin-left="0cm" fo:margin-right="0cm" fo:line-height="100%" fo:text-align="start" text:enable-numbering="false" fo:text-indent="0cm" style:writing-mode="lr-tb"/>
      <style:text-properties fo:font-size="24pt"/>
    </style:style>
    <style:style style:name="P29" style:family="paragraph">
      <style:paragraph-properties fo:margin-left="0cm" fo:margin-right="0cm" fo:text-indent="0cm"/>
      <style:text-properties fo:font-size="12pt"/>
    </style:style>
    <style:style style:name="P30" style:family="paragraph">
      <style:paragraph-properties fo:margin-left="0.952cm" fo:margin-right="0cm" fo:margin-top="0.211cm" fo:margin-bottom="0cm" fo:line-height="90%" text:enable-numbering="false" fo:text-indent="-0.952cm"/>
    </style:style>
    <style:style style:name="P31" style:family="paragraph">
      <style:paragraph-properties fo:margin-left="0.952cm" fo:margin-right="0cm" fo:margin-top="0.211cm" fo:margin-bottom="0cm" fo:line-height="90%" text:enable-numbering="false" fo:text-indent="-0.952cm" style:writing-mode="lr-tb"/>
      <style:text-properties fo:color="#004a4a" fo:font-size="22pt" style:font-size-asian="22pt" style:font-size-complex="22pt"/>
    </style:style>
    <style:style style:name="P32" style:family="paragraph">
      <style:paragraph-properties fo:margin-left="0cm" fo:margin-right="0cm" fo:line-height="100%" text:enable-numbering="false" fo:text-indent="0cm"/>
    </style:style>
    <style:style style:name="P33" style:family="paragraph">
      <style:paragraph-properties fo:margin-left="0cm" fo:margin-right="0cm" fo:line-height="100%" text:enable-numbering="false" fo:text-indent="0cm" style:writing-mode="lr-tb"/>
      <style:text-properties fo:font-size="24pt"/>
    </style:style>
    <style:style style:name="P34" style:family="paragraph">
      <style:paragraph-properties fo:margin-left="0.952cm" fo:margin-right="0cm" fo:margin-top="0.176cm" fo:margin-bottom="0cm" fo:line-height="90%" text:enable-numbering="false" fo:text-indent="-0.952cm"/>
    </style:style>
    <style:style style:name="P35" style:family="paragraph">
      <style:paragraph-properties fo:margin-left="0.952cm" fo:margin-right="0cm" fo:margin-top="0.176cm" fo:margin-bottom="0cm" fo:line-height="90%" text:enable-numbering="false" fo:text-indent="-0.952cm" style:writing-mode="lr-tb"/>
    </style:style>
    <style:style style:name="P36" style:family="paragraph">
      <style:paragraph-properties fo:margin-left="0cm" fo:margin-right="0cm" fo:line-height="100%" text:enable-numbering="false" fo:text-indent="0cm" style:writing-mode="lr-tb"/>
    </style:style>
    <style:style style:name="P37" style:family="paragraph">
      <style:paragraph-properties fo:margin-left="0cm" fo:margin-right="0cm" fo:line-height="100%" text:enable-numbering="false" fo:text-indent="0cm" style:writing-mode="lr-tb"/>
      <style:text-properties fo:font-size="20pt" style:font-size-asian="20pt" style:font-size-complex="20pt"/>
    </style:style>
    <style:style style:name="P38" style:family="paragraph">
      <style:paragraph-properties fo:margin-left="0cm" fo:margin-right="0cm" fo:text-align="end" fo:text-indent="0cm"/>
    </style:style>
    <style:style style:name="P39" style:family="paragraph">
      <style:paragraph-properties fo:margin-left="0cm" fo:margin-right="0cm" fo:text-indent="0cm"/>
      <style:text-properties fo:color="#004a4a" fo:font-family="Arial" style:font-family-generic="swiss" style:font-pitch="variable" fo:font-size="18pt" fo:font-style="italic" fo:font-weight="bold" style:font-size-asian="18pt" style:font-style-asian="italic" style:font-weight-asian="bold" style:font-size-complex="18pt" style:font-style-complex="italic" style:font-weight-complex="bold"/>
    </style:style>
    <style:style style:name="T1" style:family="text">
      <style:text-properties fo:color="#1e481f" fo:font-size="36pt" style:font-size-asian="36pt" style:font-size-complex="36pt"/>
    </style:style>
    <style:style style:name="T2" style:family="text">
      <style:text-properties fo:font-size="13pt" fo:language="en" fo:country="US" style:font-size-asian="13pt" style:font-size-complex="13pt"/>
    </style:style>
    <style:style style:name="T3" style:family="text">
      <style:text-properties fo:language="en" fo:country="GB" fo:font-weight="bold" style:font-weight-asian="bold" style:font-weight-complex="bold"/>
    </style:style>
    <style:style style:name="T4" style:family="text">
      <style:text-properties fo:language="en" fo:country="GB" fo:font-weight="normal" style:font-weight-asian="normal" style:font-weight-complex="normal"/>
    </style:style>
    <style:style style:name="T5" style:family="text">
      <style:text-properties fo:language="en" fo:country="GB"/>
    </style:style>
    <style:style style:name="T6" style:family="text">
      <style:text-properties fo:color="#004a4a" fo:language="en" fo:country="GB" fo:font-style="italic" fo:font-weight="normal" style:font-style-asian="italic" style:font-weight-asian="normal" style:font-style-complex="italic" style:font-weight-complex="normal"/>
    </style:style>
    <style:style style:name="T7" style:family="text">
      <style:text-properties fo:font-size="12pt" fo:language="en" fo:country="GB"/>
    </style:style>
    <style:style style:name="T8" style:family="text">
      <style:text-properties fo:color="#4c4c4c" fo:font-family="Arial" style:font-family-generic="swiss" style:font-pitch="variable" fo:font-size="18pt" fo:language="en" fo:country="US" style:font-size-asian="18pt" style:font-size-complex="18pt"/>
    </style:style>
    <style:style style:name="T9" style:family="text">
      <style:text-properties fo:color="#800080" fo:font-family="Arial" style:font-family-generic="swiss" style:font-pitch="variable" fo:font-size="18pt" fo:language="en" fo:country="US" style:font-size-asian="18pt" style:font-size-complex="18pt"/>
    </style:style>
    <style:style style:name="T10" style:family="text">
      <style:text-properties fo:font-family="Arial" style:font-family-generic="swiss" style:font-pitch="variable" fo:font-size="18pt" fo:language="en" fo:country="US" style:font-size-asian="18pt" style:font-size-complex="18pt"/>
    </style:style>
    <style:style style:name="T11" style:family="text">
      <style:text-properties fo:color="#0000ff" fo:font-family="Arial" style:font-family-generic="swiss" style:font-pitch="variable" fo:font-size="18pt" fo:language="en" fo:country="US" style:font-size-asian="18pt" style:font-size-complex="18pt"/>
    </style:style>
    <style:style style:name="T12" style:family="text">
      <style:text-properties fo:color="#0000c0" fo:font-family="Arial" style:font-family-generic="swiss" style:font-pitch="variable" fo:font-size="18pt" fo:language="en" fo:country="US" style:font-size-asian="18pt" style:font-size-complex="18pt"/>
    </style:style>
    <style:style style:name="T13" style:family="text">
      <style:text-properties fo:color="#0000ff" fo:font-family="Arial" style:font-family-generic="swiss" style:font-pitch="variable" fo:font-size="18pt" fo:language="en" fo:country="US" fo:font-weight="normal" style:font-size-asian="18pt" style:font-weight-asian="normal" style:font-size-complex="18pt" style:font-weight-complex="normal"/>
    </style:style>
    <style:style style:name="T14" style:family="text">
      <style:text-properties fo:font-family="Arial" style:font-family-generic="swiss" style:font-pitch="variable" fo:font-size="18pt" fo:language="en" fo:country="US" fo:font-weight="bold" style:font-size-asian="18pt" style:font-weight-asian="bold" style:font-size-complex="18pt" style:font-weight-complex="bold"/>
    </style:style>
    <style:style style:name="T15" style:family="text">
      <style:text-properties fo:font-family="Arial" style:font-family-generic="swiss" style:font-pitch="variable" fo:font-size="18pt" fo:font-weight="bold" style:font-size-asian="18pt" style:font-weight-asian="bold" style:font-size-complex="18pt" style:font-weight-complex="bold"/>
    </style:style>
    <style:style style:name="T16" style:family="text">
      <style:text-properties fo:font-family="Arial" style:font-family-generic="swiss" style:font-pitch="variable" fo:font-size="18pt" style:font-size-asian="18pt" style:font-size-complex="18pt"/>
    </style:style>
    <style:style style:name="T17" style:family="text">
      <style:text-properties fo:font-family="Arial" style:font-family-generic="swiss" style:font-pitch="variable" fo:font-size="24pt" fo:language="en" fo:country="GB"/>
    </style:style>
    <style:style style:name="T18" style:family="text">
      <style:text-properties fo:color="#000000" fo:font-family="Arial" style:font-family-generic="swiss" style:font-pitch="variable" fo:font-size="18pt" fo:language="en" fo:country="US" style:font-size-asian="18pt" style:font-size-complex="18pt"/>
    </style:style>
    <style:style style:name="T19" style:family="text">
      <style:text-properties fo:language="en" fo:country="US"/>
    </style:style>
    <style:style style:name="T20" style:family="text">
      <style:text-properties fo:color="#004a4a" fo:font-size="22pt" fo:language="en" fo:country="US" style:font-size-asian="22pt" style:font-size-complex="22pt"/>
    </style:style>
    <style:style style:name="T21" style:family="text">
      <style:text-properties fo:color="#3f7f7f" fo:font-family="Arial" style:font-family-generic="swiss" style:font-pitch="variable" fo:font-size="18pt" fo:language="en" fo:country="US" style:font-size-asian="18pt" style:font-size-complex="18pt"/>
    </style:style>
    <style:style style:name="T22" style:family="text">
      <style:text-properties fo:color="#7f0055" fo:font-family="Arial" style:font-family-generic="swiss" style:font-pitch="variable" fo:font-size="18pt" fo:language="en" fo:country="US" style:font-size-asian="18pt" style:font-size-complex="18pt"/>
    </style:style>
    <style:style style:name="T23" style:family="text">
      <style:text-properties fo:font-size="20pt" fo:language="en" fo:country="US" style:font-size-asian="20pt" style:font-size-complex="20pt"/>
    </style:style>
    <style:style style:name="T24" style:family="text">
      <style:text-properties fo:color="#0000c0" fo:font-size="20pt" fo:language="en" fo:country="US" style:font-size-asian="20pt" style:font-size-complex="20pt"/>
    </style:style>
    <style:style style:name="T25" style:family="text">
      <style:text-properties fo:font-size="20pt" fo:language="en" fo:country="US" fo:font-style="italic" style:font-size-asian="20pt" style:font-style-asian="italic" style:font-size-complex="20pt" style:font-style-complex="italic"/>
    </style:style>
    <style:style style:name="T26" style:family="text">
      <style:text-properties fo:color="#0000c0" fo:font-size="20pt" fo:language="en" fo:country="US" fo:font-style="italic" style:font-size-asian="20pt" style:font-style-asian="italic" style:font-size-complex="20pt" style:font-style-complex="italic"/>
    </style:style>
    <style:style style:name="T27" style:family="text">
      <style:text-properties fo:color="#7f0055" fo:font-family="Arial" style:font-family-generic="swiss" style:font-pitch="variable" fo:font-size="20pt" fo:language="en" fo:country="US" style:font-size-asian="20pt" style:font-size-complex="20pt"/>
    </style:style>
    <style:style style:name="T28" style:family="text">
      <style:text-properties fo:font-family="Arial" style:font-family-generic="swiss" style:font-pitch="variable" fo:font-size="20pt" fo:language="en" fo:country="US" style:font-size-asian="20pt" style:font-size-complex="20pt"/>
    </style:style>
    <style:style style:name="T29" style:family="text">
      <style:text-properties fo:color="#7f0055" fo:font-family="Arial" style:font-family-generic="swiss" style:font-pitch="variable" fo:font-size="20pt" fo:language="en" fo:country="GB" style:font-size-asian="20pt" style:font-size-complex="20pt"/>
    </style:style>
    <style:style style:name="T30" style:family="text">
      <style:text-properties fo:font-family="Arial" style:font-family-generic="swiss" style:font-pitch="variable" fo:font-size="20pt" fo:language="en" fo:country="GB" style:font-size-asian="20pt" style:font-size-complex="20pt"/>
    </style:style>
    <style:style style:name="T31" style:family="text">
      <style:text-properties fo:color="#7f0055" fo:font-family="Arial" style:font-family-generic="swiss" style:font-pitch="variable" fo:font-size="18pt" fo:language="en" fo:country="GB" style:font-size-asian="18pt" style:font-size-complex="18pt"/>
    </style:style>
    <style:style style:name="T32" style:family="text">
      <style:text-properties fo:font-family="Arial" style:font-family-generic="swiss" style:font-pitch="variable" fo:font-size="18pt" fo:language="en" fo:country="GB" style:font-size-asian="18pt" style:font-size-complex="18pt"/>
    </style:style>
    <style:style style:name="T33" style:family="text">
      <style:text-properties fo:color="#0000c0" fo:font-family="Arial" style:font-family-generic="swiss" style:font-pitch="variable" fo:font-size="18pt" fo:language="en" fo:country="GB" style:font-size-asian="18pt" style:font-size-complex="18pt"/>
    </style:style>
    <style:style style:name="T34" style:family="text">
      <style:text-properties fo:color="#0000ff" fo:font-size="20pt" style:font-size-asian="20pt" style:font-size-complex="20pt"/>
    </style:style>
    <style:style style:name="T35" style:family="text">
      <style:text-properties fo:font-size="20pt" style:font-size-asian="20pt" style:font-size-complex="20pt"/>
    </style:style>
    <style:style style:name="T36" style:family="text">
      <style:text-properties fo:color="#004a4a" fo:font-family="Arial" style:font-family-generic="swiss" style:font-pitch="variable" fo:font-size="18pt" fo:font-style="italic" fo:font-weight="bold" style:font-size-asian="18pt" style:font-style-asian="italic" style:font-weight-asian="bold" style:font-size-complex="18pt" style:font-style-complex="italic" style:font-weight-complex="bold"/>
    </style:style>
    <style:style style:name="T37" style:family="text">
      <style:text-properties fo:color="#0000ff" fo:language="en" fo:country="US"/>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4">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7">
      <text:list-level-style-bullet text:level="1" text:bullet-char="•">
        <style:list-level-properties text:min-label-width="0.952cm"/>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presentation:date-time-decl presentation:name="dtd1" presentation:source="current-date" style:data-style-name="D3"/>
      <draw:page draw:name="Forms with Spring MVC" draw:style-name="dp1" draw:master-page-name="Title1" presentation:presentation-page-layout-name="AL1T0" presentation:use-date-time-name="dtd1">
        <office:forms form:automatic-focus="false" form:apply-design-mode="false"/>
        <draw:frame presentation:style-name="pr1" draw:text-style-name="P2" draw:layer="layout" svg:width="21.59cm" svg:height="3.345cm" svg:x="1.826cm" svg:y="5.683cm" presentation:class="title" presentation:user-transformed="true">
          <draw:text-box>
            <text:p text:style-name="P1"><text:span text:style-name="T1">Form Processing with </text:span><text:span text:style-name="T1"><text:line-break/></text:span><text:span text:style-name="T1">Spring MVC</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Handling Form Input</text:p>
          </draw:text-box>
        </draw:fram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6" draw:layer="layout" svg:width="14.904cm" svg:height="12.001cm" svg:x="2.708cm" svg:y="12.668cm" presentation:class="notes" presentation:placeholder="true">
            <draw:text-box/>
          </draw:frame>
        </presentation:notes>
      </draw:page>
      <draw:page draw:name="page2"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3">Page Editing Scenarios Overview</text:span></text:p>
              </text:list-item>
            </text:list>
            <text:list text:style-name="L4">
              <text:list-item>
                <text:p text:style-name="P8"><text:span text:style-name="T4">Create the Controller</text:span></text:p>
              </text:list-item>
            </text:list>
            <text:list text:style-name="L4">
              <text:list-item>
                <text:p text:style-name="P8"><text:span text:style-name="T4">Set up the Form Model Object</text:span></text:p>
              </text:list-item>
            </text:list>
            <text:list text:style-name="L4">
              <text:list-item>
                <text:p text:style-name="P8"><text:span text:style-name="T4">Process the Form Submission</text:span></text:p>
              </text:list-item>
            </text:list>
            <text:list text:style-name="L4">
              <text:list-item>
                <text:p text:style-name="P8"><text:span text:style-name="T4">Add the Form View</text:span></text:p>
              </text:list-item>
            </text:list>
            <text:list text:style-name="L4">
              <text:list-item>
                <text:p text:style-name="P8"><text:span text:style-name="T4">Validation</text:span></text:p>
              </text:list-item>
            </text:list>
          </draw:text-box>
        </draw:fram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2" draw:layer="layout" svg:width="14.904cm" svg:height="12cm" svg:x="2.708cm" svg:y="12.668cm" presentation:class="notes" presentation:user-transformed="true">
            <draw:text-box>
              <text:p text:style-name="P10"><text:span text:style-name="T5">This section talks about what a framework should do to allow us to use our existing rich domain objects.</text:span></text:p>
            </draw:text-box>
          </draw:frame>
        </presentation:notes>
      </draw:page>
      <draw:page draw:name="page3"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Form Page Editing Scenarios</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Simple edit page</text:span></text:p>
              </text:list-item>
            </text:list>
            <text:list text:style-name="L4">
              <text:list-item>
                <text:list>
                  <text:list-item>
                    <text:p text:style-name="P11"><text:span text:style-name="T4">initial GET request to show data in editable form</text:span></text:p>
                  </text:list-item>
                </text:list>
              </text:list-item>
            </text:list>
            <text:list text:style-name="L4">
              <text:list-item>
                <text:list>
                  <text:list-item>
                    <text:p text:style-name="P11"><text:span text:style-name="T4">Save/Cancel buttons</text:span></text:p>
                  </text:list-item>
                </text:list>
              </text:list-item>
            </text:list>
            <text:list text:style-name="L4">
              <text:list-item>
                <text:list>
                  <text:list-item>
                    <text:p text:style-name="P11"><text:span text:style-name="T4">subsequent POST request to save the changes</text:span></text:p>
                  </text:list-item>
                </text:list>
              </text:list-item>
            </text:list>
            <text:list text:style-name="L4">
              <text:list-item>
                <text:p text:style-name="P8"><text:span text:style-name="T4">Advanced edit page</text:span></text:p>
              </text:list-item>
            </text:list>
            <text:list text:style-name="L4">
              <text:list-item>
                <text:list>
                  <text:list-item>
                    <text:p text:style-name="P11"><text:span text:style-name="T4">CRUD operations (create-update-delete) </text:span></text:p>
                  </text:list-item>
                </text:list>
              </text:list-item>
            </text:list>
            <text:list text:style-name="L4">
              <text:list-item>
                <text:list>
                  <text:list-item>
                    <text:p text:style-name="P11"><text:span text:style-name="T4">confirmation page</text:span></text:p>
                  </text:list-item>
                </text:list>
              </text:list-item>
            </text:list>
            <text:list text:style-name="L4">
              <text:list-item>
                <text:p text:style-name="P8"><text:span text:style-name="T5">Multi-page edit work flow</text:span></text:p>
              </text:list-item>
            </text:list>
            <text:list text:style-name="L4">
              <text:list-item>
                <text:list>
                  <text:list-item>
                    <text:p text:style-name="P11"><text:span text:style-name="T5">accumulate input over several steps</text:span></text:p>
                  </text:list-item>
                </text:list>
              </text:list-item>
            </text:list>
            <text:list text:style-name="L4">
              <text:list-item>
                <text:list>
                  <text:list-item>
                    <text:p text:style-name="P11"><text:span text:style-name="T5">controlled navigation, decision points</text:span></text:p>
                  </text:list-item>
                </text:list>
              </text:list-item>
            </text:list>
          </draw:text-box>
        </draw:fram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
          <draw:frame presentation:style-name="pr6" draw:text-style-name="P2" draw:layer="layout" svg:width="14.904cm" svg:height="12cm" svg:x="2.708cm" svg:y="12.668cm" presentation:class="notes" presentation:user-transformed="true">
            <draw:text-box>
              <text:p text:style-name="P10"><text:span text:style-name="T5">This section talks about what a framework should do to allow us to use our existing rich domain objects.</text:span></text:p>
            </draw:text-box>
          </draw:frame>
        </presentation:notes>
      </draw:page>
      <draw:page draw:name="page4"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SimpleFormController</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A base-class template for a single edit page</text:span></text:p>
              </text:list-item>
            </text:list>
            <text:list text:style-name="L4">
              <text:list-item>
                <text:list>
                  <text:list-item>
                    <text:p text:style-name="P11"><text:span text:style-name="T4">drives overall page work flow</text:span></text:p>
                  </text:list-item>
                </text:list>
              </text:list-item>
            </text:list>
            <text:list text:style-name="L4">
              <text:list-item>
                <text:list>
                  <text:list-item>
                    <text:p text:style-name="P11"><text:span text:style-name="T4">invokes data binding, validation, etc.</text:span></text:p>
                  </text:list-item>
                </text:list>
              </text:list-item>
            </text:list>
            <text:list text:style-name="L4">
              <text:list-item>
                <text:list>
                  <text:list-item>
                    <text:p text:style-name="P11"><text:span text:style-name="T4">subclass overrides individual methods/properties</text:span></text:p>
                  </text:list-item>
                </text:list>
              </text:list-item>
            </text:list>
            <text:list text:style-name="L4">
              <text:list-item>
                <text:p text:style-name="P8"><text:span text:style-name="T4">Advantages</text:span></text:p>
              </text:list-item>
            </text:list>
            <text:list text:style-name="L4">
              <text:list-item>
                <text:list>
                  <text:list-item>
                    <text:p text:style-name="P11"><text:span text:style-name="T4">works very well for simple edit pages</text:span></text:p>
                  </text:list-item>
                </text:list>
              </text:list-item>
            </text:list>
            <text:list text:style-name="L4">
              <text:list-item>
                <text:list>
                  <text:list-item>
                    <text:p text:style-name="P11"><text:span text:style-name="T4">results in very little code</text:span></text:p>
                  </text:list-item>
                </text:list>
              </text:list-item>
            </text:list>
            <text:list text:style-name="L4">
              <text:list-item>
                <text:p text:style-name="P12"><text:span text:style-name="T4">Disadvantages</text:span></text:p>
              </text:list-item>
            </text:list>
            <text:list text:style-name="L4">
              <text:list-item>
                <text:list>
                  <text:list-item>
                    <text:p text:style-name="P11"><text:span text:style-name="T4">numerous base class methods/properties</text:span></text:p>
                  </text:list-item>
                </text:list>
              </text:list-item>
            </text:list>
            <text:list text:style-name="L4">
              <text:list-item>
                <text:list>
                  <text:list-item>
                    <text:p text:style-name="P11"><text:span text:style-name="T4">less practical for more advanced edit scenarios</text:span></text:p>
                  </text:list-item>
                </text:list>
              </text:list-item>
            </text:list>
          </draw:text-box>
        </draw:fram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
          <draw:frame presentation:style-name="pr6" draw:text-style-name="P2" draw:layer="layout" svg:width="14.904cm" svg:height="12cm" svg:x="2.708cm" svg:y="12.668cm" presentation:class="notes" presentation:user-transformed="true">
            <draw:text-box>
              <text:p text:style-name="P10"><text:span text:style-name="T5">This section talks about what a framework should do to allow us to use our existing rich domain objects.</text:span></text:p>
            </draw:text-box>
          </draw:frame>
        </presentation:notes>
      </draw:page>
      <draw:page draw:name="page5"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MultiActionController</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A base-class to “handle” multiple actions</text:span></text:p>
              </text:list-item>
            </text:list>
            <text:list text:style-name="L4">
              <text:list-item>
                <text:list>
                  <text:list-item>
                    <text:p text:style-name="P11"><text:span text:style-name="T4">create multiple methods (e.g. create-delete-update)</text:span></text:p>
                  </text:list-item>
                </text:list>
              </text:list-item>
            </text:list>
            <text:list text:style-name="L4">
              <text:list-item>
                <text:list>
                  <text:list-item>
                    <text:p text:style-name="P11"><text:span text:style-name="T4">invoke data binding, validation mechanisms</text:span></text:p>
                  </text:list-item>
                </text:list>
              </text:list-item>
            </text:list>
            <text:list text:style-name="L4">
              <text:list-item>
                <text:p text:style-name="P8"><text:span text:style-name="T4">Advantages</text:span></text:p>
              </text:list-item>
            </text:list>
            <text:list text:style-name="L4">
              <text:list-item>
                <text:list>
                  <text:list-item>
                    <text:p text:style-name="P11"><text:span text:style-name="T4">very flexible, full control over algorithm</text:span></text:p>
                  </text:list-item>
                </text:list>
              </text:list-item>
            </text:list>
            <text:list text:style-name="L4">
              <text:list-item>
                <text:list>
                  <text:list-item>
                    <text:p text:style-name="P11"><text:span text:style-name="T4">results in less code for advanced edit pages</text:span></text:p>
                  </text:list-item>
                </text:list>
              </text:list-item>
            </text:list>
            <text:list text:style-name="L4">
              <text:list-item>
                <text:list>
                  <text:list-item>
                    <text:list>
                      <text:list-item>
                        <text:p text:style-name="P13"><text:span text:style-name="T4">1 controller per CRUD versus 3 or 4!</text:span></text:p>
                      </text:list-item>
                    </text:list>
                  </text:list-item>
                </text:list>
              </text:list-item>
            </text:list>
            <text:list text:style-name="L4">
              <text:list-item>
                <text:p text:style-name="P12"><text:span text:style-name="T4">Disadvantages</text:span></text:p>
              </text:list-item>
            </text:list>
            <text:list text:style-name="L4">
              <text:list-item>
                <text:list>
                  <text:list-item>
                    <text:p text:style-name="P11"><text:span text:style-name="T4">you drive the entire algorithm </text:span></text:p>
                  </text:list-item>
                </text:list>
              </text:list-item>
            </text:list>
            <text:list text:style-name="L4">
              <text:list-item>
                <text:list>
                  <text:list-item>
                    <text:p text:style-name="P11"><text:span text:style-name="T4">no help with invoking data binding, validation </text:span></text:p>
                  </text:list-item>
                </text:list>
              </text:list-item>
            </text:list>
          </draw:text-box>
        </draw:fram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5"/>
          <draw:frame presentation:style-name="pr6" draw:text-style-name="P2" draw:layer="layout" svg:width="14.904cm" svg:height="12cm" svg:x="2.708cm" svg:y="12.668cm" presentation:class="notes" presentation:user-transformed="true">
            <draw:text-box>
              <text:p text:style-name="P10"><text:span text:style-name="T5">This section talks about what a framework should do to allow us to use our existing rich domain objects.</text:span></text:p>
            </draw:text-box>
          </draw:frame>
        </presentation:notes>
      </draw:page>
      <draw:page draw:name="page6"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Multi-Page Edit Work Flows</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AbstractWizardFormController</text:span></text:p>
              </text:list-item>
            </text:list>
            <text:list text:style-name="L4">
              <text:list-item>
                <text:list>
                  <text:list-item>
                    <text:p text:style-name="P11"><text:span text:style-name="T4">similar approach to SimpleFormController</text:span></text:p>
                  </text:list-item>
                </text:list>
              </text:list-item>
            </text:list>
            <text:list text:style-name="L4">
              <text:list-item>
                <text:list>
                  <text:list-item>
                    <text:p text:style-name="P11"><text:span text:style-name="T4">extends support to multiple pages</text:span><text:span text:style-name="T4"><text:line-break/></text:span><text:span text:style-name="T4"/></text:p>
                  </text:list-item>
                </text:list>
              </text:list-item>
            </text:list>
            <text:list text:style-name="L4">
              <text:list-item>
                <text:p text:style-name="P8"><text:span text:style-name="T4">Spring Web Flow</text:span></text:p>
              </text:list-item>
            </text:list>
            <text:list text:style-name="L4">
              <text:list-item>
                <text:list>
                  <text:list-item>
                    <text:p text:style-name="P11"><text:span text:style-name="T4">the best route to more advanced controller logic</text:span></text:p>
                  </text:list-item>
                </text:list>
              </text:list-item>
            </text:list>
            <text:list text:style-name="L4">
              <text:list-item>
                <text:list>
                  <text:list-item>
                    <text:p text:style-name="P11"><text:span text:style-name="T4">manages state, supports decision points</text:span></text:p>
                  </text:list-item>
                </text:list>
              </text:list-item>
            </text:list>
            <text:list text:style-name="L4">
              <text:list-item>
                <text:list>
                  <text:list-item>
                    <text:p text:style-name="P11"><text:span text:style-name="T4">plugs into Spring MVC, Struts, JSF, and others</text:span></text:p>
                  </text:list-item>
                </text:list>
              </text:list-item>
            </text:list>
          </draw:text-box>
        </draw:fram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6"/>
          <draw:frame presentation:style-name="pr6" draw:text-style-name="P2" draw:layer="layout" svg:width="14.904cm" svg:height="12cm" svg:x="2.708cm" svg:y="12.668cm" presentation:class="notes" presentation:user-transformed="true">
            <draw:text-box>
              <text:p text:style-name="P10"><text:span text:style-name="T5">This section talks about what a framework should do to allow us to use our existing rich domain objects.</text:span></text:p>
            </draw:text-box>
          </draw:frame>
        </presentation:notes>
      </draw:page>
      <draw:page draw:name="page7"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Spring MVC Annotations (informally @MVC)</text:p>
          </draw:text-box>
        </draw:frame>
        <draw:frame presentation:style-name="pr5" draw:text-style-name="P9" draw:layer="layout" svg:width="21.855cm" svg:height="12.864cm" svg:x="1.745cm" svg:y="4.657cm" presentation:class="outline" presentation:user-transformed="true">
          <draw:text-box>
            <text:list text:style-name="L4">
              <text:list-item>
                <text:p text:style-name="P8"><text:span text:style-name="T4">No base class required</text:span></text:p>
              </text:list-item>
            </text:list>
            <text:list text:style-name="L4">
              <text:list-item>
                <text:p text:style-name="P8"><text:span text:style-name="T4">Multiple “handler” methods easily supported</text:span></text:p>
              </text:list-item>
            </text:list>
            <text:list text:style-name="L4">
              <text:list-item>
                <text:p text:style-name="P8"><text:span text:style-name="T4">Framework can still drive some functionality</text:span></text:p>
              </text:list-item>
            </text:list>
            <text:list text:style-name="L4">
              <text:list-item>
                <text:list>
                  <text:list-item>
                    <text:p text:style-name="P11"><text:span text:style-name="T4">data binding</text:span></text:p>
                  </text:list-item>
                </text:list>
              </text:list-item>
            </text:list>
            <text:list text:style-name="L4">
              <text:list-item>
                <text:list>
                  <text:list-item>
                    <text:p text:style-name="P11"><text:span text:style-name="T4">request parameter extraction</text:span></text:p>
                  </text:list-item>
                </text:list>
              </text:list-item>
            </text:list>
            <text:list text:style-name="L4">
              <text:list-item>
                <text:list>
                  <text:list-item>
                    <text:p text:style-name="P11"><text:span text:style-name="T4">model preparation</text:span></text:p>
                  </text:list-item>
                </text:list>
              </text:list-item>
            </text:list>
            <text:list text:style-name="L4">
              <text:list-item>
                <text:p text:style-name="P8"><text:span text:style-name="T4">A good alternative to the existing options:</text:span></text:p>
              </text:list-item>
            </text:list>
            <text:list text:style-name="L4">
              <text:list-item>
                <text:list>
                  <text:list-item>
                    <text:p text:style-name="P11"><text:span text:style-name="T4">SimpleFormController, MultiActionController</text:span></text:p>
                  </text:list-item>
                </text:list>
              </text:list-item>
            </text:list>
            <text:list text:style-name="L4">
              <text:list-item>
                <text:p text:style-name="P12"><text:span text:style-name="T4">It's what we focus on in this class</text:span></text:p>
              </text:list-item>
            </text:list>
            <text:list text:style-name="L4">
              <text:list-item>
                <text:p text:style-name="P14"><text:span text:style-name="T4"/></text:p>
              </text:list-item>
            </text:list>
            <text:list text:style-name="L4">
              <text:list-item>
                <text:p text:style-name="P14"><text:span text:style-name="T6">For multi-page edit work flow still use Web Flow!</text:span></text:p>
              </text:list-item>
            </text:list>
          </draw:text-box>
        </draw:fram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7"/>
          <draw:frame presentation:style-name="pr6" draw:text-style-name="P2" draw:layer="layout" svg:width="14.904cm" svg:height="12cm" svg:x="2.708cm" svg:y="12.668cm" presentation:class="notes" presentation:user-transformed="true">
            <draw:text-box>
              <text:p text:style-name="P10"><text:span text:style-name="T5">This section talks about what a framework should do to allow us to use our existing rich domain objects.</text:span></text:p>
            </draw:text-box>
          </draw:frame>
        </presentation:notes>
      </draw:page>
      <draw:page draw:name="page8"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Page Editing Scenarios Overview</text:span></text:p>
              </text:list-item>
            </text:list>
            <text:list text:style-name="L4">
              <text:list-item>
                <text:p text:style-name="P8"><text:span text:style-name="T3">Create the Controller</text:span></text:p>
              </text:list-item>
            </text:list>
            <text:list text:style-name="L4">
              <text:list-item>
                <text:p text:style-name="P8"><text:span text:style-name="T4">Set up the Form Model Object</text:span></text:p>
              </text:list-item>
            </text:list>
            <text:list text:style-name="L4">
              <text:list-item>
                <text:p text:style-name="P8"><text:span text:style-name="T4">Process the Form Submission</text:span></text:p>
              </text:list-item>
            </text:list>
            <text:list text:style-name="L4">
              <text:list-item>
                <text:p text:style-name="P8"><text:span text:style-name="T4">Add the Form View</text:span></text:p>
              </text:list-item>
            </text:list>
            <text:list text:style-name="L4">
              <text:list-item>
                <text:p text:style-name="P8"><text:span text:style-name="T4">Validation</text:span></text:p>
              </text:list-item>
            </text:list>
          </draw:text-box>
        </draw:frame>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8"/>
          <draw:frame presentation:style-name="pr6" draw:text-style-name="P16" draw:layer="layout" svg:width="14.904cm" svg:height="12cm" svg:x="2.708cm" svg:y="12.668cm" presentation:class="notes" presentation:user-transformed="true">
            <draw:text-box>
              <text:p text:style-name="P10"><text:span text:style-name="T7">This section talks about what a framework should do to allow us to use our existing rich domain objects.</text:span></text:p>
            </draw:text-box>
          </draw:frame>
        </presentation:notes>
      </draw:page>
      <draw:page draw:name="page9"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Create the Controller:<text:line-break/>Simple/Advanced Edit Pages</text:p>
          </draw:text-box>
        </draw:frame>
        <draw:frame presentation:style-name="pr5" draw:text-style-name="P9" draw:layer="layout" svg:width="21.855cm" svg:height="11.219cm" svg:x="1.745cm" svg:y="4.157cm" presentation:class="outline" presentation:user-transformed="true">
          <draw:text-box>
            <text:list text:style-name="L4">
              <text:list-item>
                <text:p text:style-name="P12">Use A POJO controller</text:p>
              </text:list-item>
            </text:list>
            <text:list text:style-name="L4">
              <text:list-item>
                <text:list>
                  <text:list-item>
                    <text:p text:style-name="P11">no base class or interface requirements</text:p>
                  </text:list-item>
                </text:list>
              </text:list-item>
            </text:list>
            <text:list text:style-name="L4">
              <text:list-item>
                <text:list>
                  <text:list-item>
                    <text:p text:style-name="P11">use @Controller stereotype annotation</text:p>
                  </text:list-item>
                </text:list>
              </text:list-item>
            </text:list>
            <text:list text:style-name="L4">
              <text:list-item>
                <text:list>
                  <text:list-item>
                    <text:p text:style-name="P11">use @Autowired for dependency injection</text:p>
                  </text:list-item>
                </text:list>
              </text:list-item>
            </text:list>
            <text:list text:style-name="L4">
              <text:list-item>
                <text:list>
                  <text:list-item>
                    <text:p text:style-name="P11">component scanning for auto discovery<text:line-break/></text:p>
                  </text:list-item>
                </text:list>
              </text:list-item>
            </text:list>
            <text:list text:style-name="L4">
              <text:list-item>
                <text:p text:style-name="P14"/>
              </text:list-item>
            </text:list>
          </draw:text-box>
        </draw:frame>
        <draw:custom-shape draw:name="Rectangle 24" draw:style-name="gr2" draw:text-style-name="P18" draw:layer="layout" svg:width="21.816cm" svg:height="7.387cm" svg:x="2.307cm" svg:y="10.104cm">
          <text:p text:style-name="P17"><text:span text:style-name="T8">@Controller</text:span></text:p>
          <text:p text:style-name="P17"><text:span text:style-name="T9">public class</text:span><text:span text:style-name="T10"> RewardController {</text:span></text:p>
          <text:p text:style-name="P17"><text:span text:style-name="T10"/></text:p>
          <text:p text:style-name="P17"><text:span text:style-name="T10"><text:s text:c="4"/></text:span><text:span text:style-name="T9">private</text:span><text:span text:style-name="T10"> RewardNetwork </text:span><text:span text:style-name="T11">rewardNetwork</text:span><text:span text:style-name="T10">;</text:span></text:p>
          <text:p text:style-name="P17"><text:span text:style-name="T10"/></text:p>
          <text:p text:style-name="P17"><text:span text:style-name="T8"><text:s text:c="4"/></text:span><text:span text:style-name="T8">@Autowired </text:span><text:span text:style-name="T9">public</text:span><text:span text:style-name="T10"> RewardController(RewardNetwork rewardNetwork) {</text:span></text:p>
          <text:p text:style-name="P17"><text:span text:style-name="T10"><text:s text:c="8"/></text:span><text:span text:style-name="T9">this</text:span><text:span text:style-name="T10">.</text:span><text:span text:style-name="T11">rewardNetwork</text:span><text:span text:style-name="T10"> = rewardNetwork;</text:span></text:p>
          <text:p text:style-name="P17"><text:span text:style-name="T10"><text:s text:c="4"/></text:span><text:span text:style-name="T10">}</text:span></text:p>
          <text:p text:style-name="P17"><text:span text:style-name="T10">}</text:span></text:p>
          <text:p text:style-name="P17"><text:span text:style-name="T10"/></text:p>
          <draw:enhanced-geometry svg:viewBox="0 0 21600 21600" draw:type="rectangle" draw:enhanced-path="M 0 0 L 21600 0 21600 21600 0 21600 0 0 Z N"/>
        </draw:custom-shap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9"/>
          <draw:frame presentation:style-name="pr6" draw:text-style-name="P2" draw:layer="layout" svg:width="14.904cm" svg:height="12cm" svg:x="2.708cm" svg:y="12.668cm" presentation:class="notes" presentation:user-transformed="true">
            <draw:text-box>
              <text:p text:style-name="P10"><text:span text:style-name="T5">This section talks about what a framework should do to allow us to use our existing rich domain objects.</text:span></text:p>
            </draw:text-box>
          </draw:frame>
        </presentation:notes>
      </draw:page>
      <draw:page draw:name="page10"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Add Request Mapping: <text:line-break/>Simple Edit Page</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12">Two handling methods</text:p>
              </text:list-item>
            </text:list>
            <text:list text:style-name="L4">
              <text:list-item>
                <text:list>
                  <text:list-item>
                    <text:p text:style-name="P11">initial GET to display data in editable form</text:p>
                  </text:list-item>
                </text:list>
              </text:list-item>
            </text:list>
            <text:list text:style-name="L4">
              <text:list-item>
                <text:list>
                  <text:list-item>
                    <text:p text:style-name="P11">subsequent POST to save the changes</text:p>
                  </text:list-item>
                </text:list>
              </text:list-item>
            </text:list>
            <text:list text:style-name="L4">
              <text:list-item>
                <text:p text:style-name="P12">At class-level<text:line-break/><text:line-break/></text:p>
              </text:list-item>
            </text:list>
            <text:list text:style-name="L4">
              <text:list-item>
                <text:p text:style-name="P12">At method-level (narrow down HTTP method)</text:p>
              </text:list-item>
            </text:list>
            <text:list text:style-name="L4">
              <text:list-item>
                <text:p text:style-name="P14"/>
              </text:list-item>
            </text:list>
          </draw:text-box>
        </draw:frame>
        <draw:custom-shape draw:name="Rectangle 24" draw:style-name="gr2" draw:text-style-name="P18" draw:layer="layout" svg:width="21cm" svg:height="2.359cm" svg:x="2.895cm" svg:y="12.897cm">
          <text:p text:style-name="P17"><text:span text:style-name="T10">@RequestMapping(method=RequestMethod.</text:span><text:span text:style-name="T11">GET</text:span><text:span text:style-name="T10">)</text:span></text:p>
          <text:p text:style-name="P17"><text:span text:style-name="T10">@RequestMapping(method=RequestMethod.</text:span><text:span text:style-name="T11">POST</text:span><text:span text:style-name="T10">)</text:span></text:p>
          <text:p text:style-name="P17"><text:span text:style-name="T10"/></text:p>
          <draw:enhanced-geometry svg:viewBox="0 0 21600 21600" draw:type="rectangle" draw:enhanced-path="M 0 0 L 21600 0 21600 21600 0 21600 0 0 Z N"/>
        </draw:custom-shape>
        <draw:custom-shape draw:name="Rectangle 24" draw:style-name="gr2" draw:text-style-name="P18" draw:layer="layout" svg:width="21cm" svg:height="1.362cm" svg:x="2.946cm" svg:y="9.544cm">
          <text:p text:style-name="P17"><text:span text:style-name="T10">@RequestMapping(</text:span><text:span text:style-name="T11">”/editReward.htm”</text:span><text:span text:style-name="T10">)</text:span></text:p>
          <draw:enhanced-geometry svg:viewBox="0 0 21600 21600" draw:type="rectangle" draw:enhanced-path="M 0 0 L 21600 0 21600 21600 0 21600 0 0 Z N"/>
        </draw:custom-shap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0"/>
          <draw:frame presentation:style-name="pr6" draw:text-style-name="P2" draw:layer="layout" svg:width="14.904cm" svg:height="12cm" svg:x="2.708cm" svg:y="12.668cm" presentation:class="notes" presentation:user-transformed="true">
            <draw:text-box>
              <text:p text:style-name="P10"><text:span text:style-name="T5">This section talks about what a framework should do to allow us to use our existing rich domain objects.</text:span></text:p>
            </draw:text-box>
          </draw:frame>
        </presentation:notes>
      </draw:page>
      <draw:page draw:name="page11"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Add Request Mapping:<text:line-break/>Advanced Edit Page</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12">Multiple handling methods</text:p>
              </text:list-item>
            </text:list>
            <text:list text:style-name="L4">
              <text:list-item>
                <text:list>
                  <text:list-item>
                    <text:p text:style-name="P11">methods share some functionality</text:p>
                  </text:list-item>
                </text:list>
              </text:list-item>
            </text:list>
            <text:list text:style-name="L4">
              <text:list-item>
                <text:list>
                  <text:list-item>
                    <text:p text:style-name="P11">slightly different processing needs</text:p>
                  </text:list-item>
                </text:list>
              </text:list-item>
            </text:list>
            <text:list text:style-name="L4">
              <text:list-item>
                <text:p text:style-name="P12">Class-level<text:line-break/><text:line-break/></text:p>
              </text:list-item>
            </text:list>
            <text:list text:style-name="L4">
              <text:list-item>
                <text:p text:style-name="P12">Method-level</text:p>
              </text:list-item>
            </text:list>
          </draw:text-box>
        </draw:frame>
        <draw:custom-shape draw:name="Rectangle 24" draw:style-name="gr3" draw:text-style-name="P19" draw:layer="layout" svg:width="20.879cm" svg:height="4.112cm" svg:x="3.011cm" svg:y="12.696cm">
          <text:p text:style-name="P17"><text:span text:style-name="T10">@RequestMapping(value=</text:span><text:span text:style-name="T12">“list”</text:span><text:span text:style-name="T10">, method=RequestMethod.</text:span><text:span text:style-name="T11">GET</text:span><text:span text:style-name="T10">)</text:span></text:p>
          <text:p text:style-name="P17"><text:span text:style-name="T10">@RequestMapping(value=</text:span><text:span text:style-name="T12">“new”</text:span><text:span text:style-name="T10">, method=RequestMethod.</text:span><text:span text:style-name="T11">GET</text:span><text:span text:style-name="T10">)</text:span></text:p>
          <text:p text:style-name="P17"><text:span text:style-name="T10">@RequestMapping(value=</text:span><text:span text:style-name="T12">“edit”</text:span><text:span text:style-name="T10">, method=RequestMethod.</text:span><text:span text:style-name="T13">GET</text:span><text:span text:style-name="T10">)</text:span></text:p>
          <text:p text:style-name="P17"><text:span text:style-name="T10">@RequestMapping(value=</text:span><text:span text:style-name="T12">“save”</text:span><text:span text:style-name="T10">, method=RequestMethod.</text:span><text:span text:style-name="T11">POST</text:span><text:span text:style-name="T10">)</text:span></text:p>
          <text:p text:style-name="P17"><text:span text:style-name="T10">@RequestMapping(value=</text:span><text:span text:style-name="T12">“delete”</text:span><text:span text:style-name="T10">, method=RequestMethod.</text:span><text:span text:style-name="T11">POST</text:span><text:span text:style-name="T10">)</text:span></text:p>
          <draw:enhanced-geometry svg:viewBox="0 0 21600 21600" draw:mirror-horizontal="false" draw:mirror-vertical="false" draw:type="rectangle" draw:enhanced-path="M 0 0 L 21600 0 21600 21600 0 21600 0 0 Z N"/>
        </draw:custom-shape>
        <draw:custom-shape draw:name="Rectangle 24" draw:style-name="gr4" draw:text-style-name="P19" draw:layer="layout" svg:width="20.879cm" svg:height="1.219cm" svg:x="3.011cm" svg:y="9.396cm">
          <text:p text:style-name="P17"><text:span text:style-name="T10">@RequestMapping(value=</text:span><text:span text:style-name="T12">“/reward/*”</text:span><text:span text:style-name="T10">)</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1"/>
          <draw:frame presentation:style-name="pr6" draw:text-style-name="P2" draw:layer="layout" svg:width="14.904cm" svg:height="12cm" svg:x="2.708cm" svg:y="12.668cm" presentation:class="notes" presentation:user-transformed="true">
            <draw:text-box>
              <text:p text:style-name="P10"><text:span text:style-name="T5">This section talks about what a framework should do to allow us to use our existing rich domain objects.</text:span></text:p>
            </draw:text-box>
          </draw:frame>
        </presentation:notes>
      </draw:page>
      <draw:page draw:name="page12"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Page Editing Scenarios Overview</text:span></text:p>
              </text:list-item>
            </text:list>
            <text:list text:style-name="L4">
              <text:list-item>
                <text:p text:style-name="P8"><text:span text:style-name="T4">Create the Controller</text:span></text:p>
              </text:list-item>
            </text:list>
            <text:list text:style-name="L4">
              <text:list-item>
                <text:p text:style-name="P8"><text:span text:style-name="T3">Set up the Form Model Object</text:span></text:p>
              </text:list-item>
            </text:list>
            <text:list text:style-name="L4">
              <text:list-item>
                <text:p text:style-name="P8"><text:span text:style-name="T4">Process the Form Submission</text:span></text:p>
              </text:list-item>
            </text:list>
            <text:list text:style-name="L4">
              <text:list-item>
                <text:p text:style-name="P8"><text:span text:style-name="T4">Add the Form View</text:span></text:p>
              </text:list-item>
            </text:list>
            <text:list text:style-name="L4">
              <text:list-item>
                <text:p text:style-name="P8"><text:span text:style-name="T4">Validation</text:span></text:p>
              </text:list-item>
            </text:list>
          </draw:text-box>
        </draw:frame>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2"/>
          <draw:frame presentation:style-name="pr6" draw:text-style-name="P16" draw:layer="layout" svg:width="14.904cm" svg:height="12cm" svg:x="2.708cm" svg:y="12.668cm" presentation:class="notes" presentation:user-transformed="true">
            <draw:text-box>
              <text:p text:style-name="P10"><text:span text:style-name="T7">This section talks about what a framework should do to allow us to use our existing rich domain objects.</text:span></text:p>
            </draw:text-box>
          </draw:frame>
        </presentation:notes>
      </draw:page>
      <draw:page draw:name="page13"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Spring MVC &amp; <text:line-break/>Form Processing</text:p>
          </draw:text-box>
        </draw:frame>
        <draw:frame presentation:style-name="pr5" draw:text-style-name="P9" draw:layer="layout" svg:width="21.855cm" svg:height="11.625cm" svg:x="1.745cm" svg:y="4.657cm" presentation:class="outline" presentation:user-transformed="true">
          <draw:text-box>
            <text:list text:style-name="L4">
              <text:list-item>
                <text:p text:style-name="P12">The “form model object”</text:p>
              </text:list-item>
            </text:list>
            <text:list text:style-name="L4">
              <text:list-item>
                <text:list>
                  <text:list-item>
                    <text:p text:style-name="P11">central to form processing in Spring MVC</text:p>
                  </text:list-item>
                </text:list>
              </text:list-item>
            </text:list>
            <text:list text:style-name="L4">
              <text:list-item>
                <text:list>
                  <text:list-item>
                    <text:p text:style-name="P11">holds the data for all editable fields</text:p>
                  </text:list-item>
                </text:list>
              </text:list-item>
            </text:list>
            <text:list text:style-name="L4">
              <text:list-item>
                <text:list>
                  <text:list-item>
                    <text:p text:style-name="P11">also known as </text:p>
                  </text:list-item>
                </text:list>
              </text:list-item>
            </text:list>
            <text:list text:style-name="L4">
              <text:list-item>
                <text:list>
                  <text:list-item>
                    <text:list>
                      <text:list-item>
                        <text:p text:style-name="P13">the “command”, the “form-backing object”</text:p>
                      </text:list-item>
                    </text:list>
                  </text:list-item>
                </text:list>
              </text:list-item>
            </text:list>
            <text:list text:style-name="L4">
              <text:list-item>
                <text:list>
                  <text:list-item>
                    <text:list>
                      <text:list-item>
                        <text:p text:style-name="P13">similar to the Struts ActionForm</text:p>
                      </text:list-item>
                    </text:list>
                  </text:list-item>
                </text:list>
              </text:list-item>
            </text:list>
            <text:list text:style-name="L4">
              <text:list-item>
                <text:p text:style-name="P8">All processing revolves around this object</text:p>
              </text:list-item>
            </text:list>
            <text:list text:style-name="L4">
              <text:list-item>
                <text:list>
                  <text:list-item>
                    <text:p text:style-name="P11">data binding</text:p>
                  </text:list-item>
                </text:list>
              </text:list-item>
            </text:list>
            <text:list text:style-name="L4">
              <text:list-item>
                <text:list>
                  <text:list-item>
                    <text:p text:style-name="P11">validation</text:p>
                  </text:list-item>
                </text:list>
              </text:list-item>
            </text:list>
            <text:list text:style-name="L4">
              <text:list-item>
                <text:list>
                  <text:list-item>
                    <text:p text:style-name="P11">field-specific error reporting</text:p>
                  </text:list-item>
                </text:list>
              </text:list-item>
            </text:list>
            <text:list text:style-name="L4">
              <text:list-item>
                <text:list>
                  <text:list-item>
                    <text:p text:style-name="P11">view rendering</text:p>
                  </text:list-item>
                </text:list>
              </text:list-item>
            </text:list>
          </draw:text-box>
        </draw:fram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3"/>
          <draw:frame presentation:style-name="pr7" draw:text-style-name="P6" draw:layer="layout" svg:width="14.904cm" svg:height="12.001cm" svg:x="2.708cm" svg:y="12.668cm" presentation:class="notes" presentation:placeholder="true">
            <draw:text-box/>
          </draw:frame>
        </presentation:notes>
      </draw:page>
      <draw:page draw:name="page14" draw:style-name="dp1" draw:master-page-name="Default">
        <office:forms form:automatic-focus="false" form:apply-design-mode="false"/>
        <draw:custom-shape draw:name="Rectangle 49" draw:style-name="gr5" draw:text-style-name="P5" draw:layer="layout" svg:width="10.037cm" svg:height="10.16cm" svg:x="14.085cm" svg:y="4.654cm">
          <text:p text:style-name="P6"/>
          <draw:enhanced-geometry svg:viewBox="0 0 21600 21600" draw:mirror-horizontal="false" draw:mirror-vertical="false" draw:type="rectangle" draw:enhanced-path="M 0 0 L 21600 0 21600 21600 0 21600 0 0 Z N"/>
        </draw:custom-shape>
        <draw:g>
          <draw:custom-shape draw:name="Rectangle 49" draw:style-name="gr5" draw:text-style-name="P5" draw:layer="layout" svg:width="10.479cm" svg:height="10.16cm" svg:x="1.142cm" svg:y="4.654cm">
            <text:p text:style-name="P6"/>
            <draw:enhanced-geometry svg:viewBox="0 0 21600 21600" draw:mirror-horizontal="false" draw:mirror-vertical="false" draw:type="rectangle" draw:enhanced-path="M 0 0 L 21600 0 21600 21600 0 21600 0 0 Z N"/>
          </draw:custom-shape>
          <draw:custom-shape draw:name="Oval 3" draw:style-name="gr6" draw:text-style-name="P5" draw:layer="layout" svg:width="1.006cm" svg:height="0.847cm" svg:x="1.393cm" svg:y="5.028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Oval 5" draw:style-name="gr6" draw:text-style-name="P5" draw:layer="layout" svg:width="1.006cm" svg:height="0.846cm" svg:x="2.835cm" svg:y="6.559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Oval 7" draw:style-name="gr6" draw:text-style-name="P5" draw:layer="layout" svg:width="1.005cm" svg:height="0.847cm" svg:x="4.348cm" svg:y="12.075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Oval 9" draw:style-name="gr6" draw:text-style-name="P5" draw:layer="layout" svg:width="1.005cm" svg:height="0.846cm" svg:x="4.317cm" svg:y="13.544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Text Box 10" draw:style-name="gr7" draw:text-style-name="P21" draw:layer="layout" svg:width="7.497cm" svg:height="0.972cm" svg:x="3.47cm" svg:y="6.559cm">
            <text:p text:style-name="P20"><text:span text:style-name="T14"><text:s/></text:span><text:span text:style-name="T14">String </text:span><text:span text:style-name="T10">creditCard</text:span></text:p>
            <draw:enhanced-geometry svg:viewBox="0 0 21600 21600" draw:mirror-horizontal="false" draw:mirror-vertical="false" draw:type="mso-spt202" draw:enhanced-path="M 0 0 L 21600 0 21600 21600 0 21600 0 0 Z N"/>
          </draw:custom-shape>
          <draw:custom-shape draw:name="Text Box 14" draw:style-name="gr8" draw:text-style-name="P23" draw:layer="layout" svg:width="5.438cm" svg:height="0.972cm" svg:x="5.17cm" svg:y="12.062cm">
            <text:p text:style-name="P22"><text:span text:style-name="T14">String</text:span><text:span text:style-name="T10"> userName</text:span></text:p>
            <draw:enhanced-geometry svg:viewBox="0 0 21600 21600" draw:mirror-horizontal="false" draw:mirror-vertical="false" draw:type="mso-spt202" draw:enhanced-path="M 0 0 L 21600 0 21600 21600 0 21600 0 0 Z N"/>
          </draw:custom-shape>
          <draw:custom-shape draw:name="Text Box 15" draw:style-name="gr9" draw:text-style-name="P23" draw:layer="layout" svg:width="4.451cm" svg:height="0.972cm" svg:x="5.169cm" svg:y="13.544cm">
            <text:p text:style-name="P22"><text:span text:style-name="T15">String</text:span><text:span text:style-name="T16"> reason</text:span></text:p>
            <draw:enhanced-geometry svg:viewBox="0 0 21600 21600" draw:mirror-horizontal="false" draw:mirror-vertical="false" draw:type="mso-spt202" draw:enhanced-path="M 0 0 L 21600 0 21600 21600 0 21600 0 0 Z N"/>
          </draw:custom-shape>
          <draw:custom-shape draw:name="Oval 23" draw:style-name="gr6" draw:text-style-name="P5" draw:layer="layout" svg:width="1.005cm" svg:height="0.847cm" svg:x="2.818cm" svg:y="7.974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Text Box 25" draw:style-name="gr7" draw:text-style-name="P21" draw:layer="layout" svg:width="6.5cm" svg:height="0.972cm" svg:x="3.682cm" svg:y="8.04cm">
            <text:p text:style-name="P20"><text:span text:style-name="T15">Money</text:span><text:span text:style-name="T16"> amount</text:span></text:p>
            <draw:enhanced-geometry svg:viewBox="0 0 21600 21600" draw:mirror-horizontal="false" draw:mirror-vertical="false" draw:type="mso-spt202" draw:enhanced-path="M 0 0 L 21600 0 21600 21600 0 21600 0 0 Z N"/>
          </draw:custom-shape>
          <draw:custom-shape draw:name="Oval 38" draw:style-name="gr6" draw:text-style-name="P5" draw:layer="layout" svg:width="1.006cm" svg:height="0.847cm" svg:x="2.835cm" svg:y="9.3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Text Box 39" draw:style-name="gr7" draw:text-style-name="P21" draw:layer="layout" svg:width="5.997cm" svg:height="0.972cm" svg:x="3.682cm" svg:y="9.31cm">
            <text:p text:style-name="P20"><text:span text:style-name="T14">Date</text:span><text:span text:style-name="T10"> date</text:span></text:p>
            <draw:enhanced-geometry svg:viewBox="0 0 21600 21600" draw:mirror-horizontal="false" draw:mirror-vertical="false" draw:type="mso-spt202" draw:enhanced-path="M 0 0 L 21600 0 21600 21600 0 21600 0 0 Z N"/>
          </draw:custom-shape>
          <draw:line draw:name="Line 56" draw:style-name="gr10" draw:text-style-name="P24" draw:layer="layout" svg:x1="1.812cm" svg:y1="5.897cm" svg:x2="1.812cm" svg:y2="11.401cm">
            <text:p text:style-name="P6"/>
          </draw:line>
          <draw:custom-shape draw:name="Oval 61" draw:style-name="gr6" draw:text-style-name="P5" draw:layer="layout" svg:width="1.005cm" svg:height="0.847cm" svg:x="2.818cm" svg:y="10.977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line draw:name="Line 64" draw:style-name="gr10" draw:text-style-name="P24" draw:layer="layout" svg:x1="1.812cm" svg:y1="8.437cm" svg:x2="2.818cm" svg:y2="8.437cm">
            <text:p text:style-name="P6"/>
          </draw:line>
          <draw:line draw:name="Line 65" draw:style-name="gr10" draw:text-style-name="P24" draw:layer="layout" svg:x1="1.777cm" svg:y1="9.734cm" svg:x2="2.782cm" svg:y2="9.734cm">
            <text:p text:style-name="P6"/>
          </draw:line>
          <draw:line draw:name="Line 66" draw:style-name="gr10" draw:text-style-name="P24" draw:layer="layout" svg:x1="1.812cm" svg:y1="11.401cm" svg:x2="2.818cm" svg:y2="11.401cm">
            <text:p text:style-name="P6"/>
          </draw:line>
          <draw:line draw:name="Line 67" draw:style-name="gr10" draw:text-style-name="P24" draw:layer="layout" svg:x1="3.32cm" svg:y1="11.824cm" svg:x2="3.32cm" svg:y2="14.364cm">
            <text:p text:style-name="P6"/>
          </draw:line>
          <draw:line draw:name="Line 68" draw:style-name="gr10" draw:text-style-name="P24" draw:layer="layout" svg:x1="3.32cm" svg:y1="12.459cm" svg:x2="4.326cm" svg:y2="12.459cm">
            <text:p text:style-name="P6"/>
          </draw:line>
          <draw:line draw:name="Line 69" draw:style-name="gr10" draw:text-style-name="P24" draw:layer="layout" svg:x1="3.312cm" svg:y1="14.051cm" svg:x2="4.317cm" svg:y2="14.051cm">
            <text:p text:style-name="P6"/>
          </draw:line>
          <draw:custom-shape draw:name="Text Box 87" draw:style-name="gr7" draw:text-style-name="P21" draw:layer="layout" svg:width="8.255cm" svg:height="0.972cm" svg:x="2.2cm" svg:y="4.865cm">
            <text:p text:style-name="P20"><text:span text:style-name="T14">Reward </text:span><text:span text:style-name="T10">reward</text:span></text:p>
            <draw:enhanced-geometry svg:viewBox="0 0 21600 21600" draw:mirror-horizontal="false" draw:mirror-vertical="false" draw:type="mso-spt202" draw:enhanced-path="M 0 0 L 21600 0 21600 21600 0 21600 0 0 Z N"/>
          </draw:custom-shape>
          <draw:line draw:name="Line 113" draw:style-name="gr10" draw:text-style-name="P24" draw:layer="layout" svg:x1="1.777cm" svg:y1="6.982cm" svg:x2="2.782cm" svg:y2="6.982cm">
            <text:p text:style-name="P6"/>
          </draw:line>
        </draw:g>
        <draw:custom-shape draw:name="Text Box 62" draw:style-name="gr7" draw:text-style-name="P21" draw:layer="layout" svg:width="8.881cm" svg:height="0.972cm" svg:x="3.682cm" svg:y="11.004cm">
          <text:p text:style-name="P20"><text:span text:style-name="T14">ChangeInfo</text:span><text:span text:style-name="T10"> changeInfo</text:span></text:p>
          <draw:enhanced-geometry svg:viewBox="0 0 21600 21600" draw:mirror-horizontal="false" draw:mirror-vertical="false" draw:type="mso-spt202" draw:enhanced-path="M 0 0 L 21600 0 21600 21600 0 21600 0 0 Z N"/>
        </draw:custom-shape>
        <draw:frame presentation:style-name="pr4" draw:text-style-name="P2" draw:layer="layout" svg:width="17.476cm" svg:height="2.999cm" svg:x="0.957cm" svg:y="0.225cm" presentation:class="title" presentation:user-transformed="true">
          <draw:text-box>
            <text:p text:style-name="P7"><text:span text:style-name="T5">Data Binding: </text:span><text:span text:style-name="T5"><text:line-break/></text:span><text:span text:style-name="T5">Setting up the Form View</text:span></text:p>
          </draw:text-box>
        </draw:frame>
        <draw:custom-shape draw:name="Text Box 10" draw:style-name="gr7" draw:text-style-name="P21" draw:layer="layout" svg:width="4.388cm" svg:height="0.972cm" svg:x="14.78cm" svg:y="6.483cm">
          <text:p text:style-name="P20"><text:span text:style-name="T10">Credit Card:</text:span></text:p>
          <draw:enhanced-geometry svg:viewBox="0 0 21600 21600" draw:mirror-horizontal="false" draw:mirror-vertical="false" draw:type="mso-spt202" draw:enhanced-path="M 0 0 L 21600 0 21600 21600 0 21600 0 0 Z N"/>
        </draw:custom-shape>
        <draw:custom-shape draw:name="Text Box 10" draw:style-name="gr7" draw:text-style-name="P21" draw:layer="layout" svg:width="4.388cm" svg:height="0.972cm" svg:x="14.78cm" svg:y="7.983cm">
          <text:p text:style-name="P20"><text:span text:style-name="T10">Amount:</text:span></text:p>
          <draw:enhanced-geometry svg:viewBox="0 0 21600 21600" draw:mirror-horizontal="false" draw:mirror-vertical="false" draw:type="mso-spt202" draw:enhanced-path="M 0 0 L 21600 0 21600 21600 0 21600 0 0 Z N"/>
        </draw:custom-shape>
        <draw:custom-shape draw:name="Text Box 10" draw:style-name="gr7" draw:text-style-name="P21" draw:layer="layout" svg:width="4.388cm" svg:height="0.972cm" svg:x="14.78cm" svg:y="9.383cm">
          <text:p text:style-name="P20"><text:span text:style-name="T10">Date:</text:span></text:p>
          <draw:enhanced-geometry svg:viewBox="0 0 21600 21600" draw:mirror-horizontal="false" draw:mirror-vertical="false" draw:type="mso-spt202" draw:enhanced-path="M 0 0 L 21600 0 21600 21600 0 21600 0 0 Z N"/>
        </draw:custom-shape>
        <draw:custom-shape draw:name="Text Box 10" draw:style-name="gr7" draw:text-style-name="P21" draw:layer="layout" svg:width="4.388cm" svg:height="0.972cm" svg:x="14.88cm" svg:y="12.083cm">
          <text:p text:style-name="P20"><text:span text:style-name="T10">User:</text:span></text:p>
          <draw:enhanced-geometry svg:viewBox="0 0 21600 21600" draw:mirror-horizontal="false" draw:mirror-vertical="false" draw:type="mso-spt202" draw:enhanced-path="M 0 0 L 21600 0 21600 21600 0 21600 0 0 Z N"/>
        </draw:custom-shape>
        <draw:custom-shape draw:name="Text Box 10" draw:style-name="gr7" draw:text-style-name="P21" draw:layer="layout" svg:width="4.388cm" svg:height="0.972cm" svg:x="14.88cm" svg:y="13.483cm">
          <text:p text:style-name="P20"><text:span text:style-name="T10">Reason:</text:span></text:p>
          <draw:enhanced-geometry svg:viewBox="0 0 21600 21600" draw:mirror-horizontal="false" draw:mirror-vertical="false" draw:type="mso-spt202" draw:enhanced-path="M 0 0 L 21600 0 21600 21600 0 21600 0 0 Z N"/>
        </draw:custom-shape>
        <draw:custom-shape draw:style-name="gr11" draw:text-style-name="P25" draw:layer="layout" svg:width="4.897cm" svg:height="0.638cm" svg:x="18.803cm" svg:y="6.713cm">
          <text:p text:style-name="P6"/>
          <draw:enhanced-geometry svg:viewBox="0 0 21600 21600" draw:type="rectangle" draw:enhanced-path="M 0 0 L 21600 0 21600 21600 0 21600 0 0 Z N"/>
        </draw:custom-shape>
        <draw:custom-shape draw:style-name="gr11" draw:text-style-name="P25" draw:layer="layout" svg:width="4.897cm" svg:height="0.638cm" svg:x="18.804cm" svg:y="8.113cm">
          <text:p text:style-name="P6"/>
          <draw:enhanced-geometry svg:viewBox="0 0 21600 21600" draw:type="rectangle" draw:enhanced-path="M 0 0 L 21600 0 21600 21600 0 21600 0 0 Z N"/>
        </draw:custom-shape>
        <draw:custom-shape draw:style-name="gr11" draw:text-style-name="P25" draw:layer="layout" svg:width="4.897cm" svg:height="0.638cm" svg:x="18.805cm" svg:y="9.413cm">
          <text:p text:style-name="P6"/>
          <draw:enhanced-geometry svg:viewBox="0 0 21600 21600" draw:type="rectangle" draw:enhanced-path="M 0 0 L 21600 0 21600 21600 0 21600 0 0 Z N"/>
        </draw:custom-shape>
        <draw:custom-shape draw:style-name="gr11" draw:text-style-name="P25" draw:layer="layout" svg:width="4.897cm" svg:height="0.638cm" svg:x="18.806cm" svg:y="12.313cm">
          <text:p text:style-name="P6"/>
          <draw:enhanced-geometry svg:viewBox="0 0 21600 21600" draw:type="rectangle" draw:enhanced-path="M 0 0 L 21600 0 21600 21600 0 21600 0 0 Z N"/>
        </draw:custom-shape>
        <draw:custom-shape draw:style-name="gr11" draw:text-style-name="P25" draw:layer="layout" svg:width="4.897cm" svg:height="0.638cm" svg:x="18.807cm" svg:y="13.613cm">
          <text:p text:style-name="P6"/>
          <draw:enhanced-geometry svg:viewBox="0 0 21600 21600" draw:type="rectangle" draw:enhanced-path="M 0 0 L 21600 0 21600 21600 0 21600 0 0 Z N"/>
        </draw:custom-shape>
        <draw:g draw:name="Group 115" draw:id="id1">
          <draw:line draw:name="Line 88" draw:style-name="gr12" draw:text-style-name="P24" draw:layer="layout" svg:x1="10.524cm" svg:y1="7.078cm" svg:x2="14.758cm" svg:y2="7.078cm">
            <text:p text:style-name="P6"/>
          </draw:line>
          <draw:line draw:name="Line 89" draw:style-name="gr12" draw:text-style-name="P24" draw:layer="layout" svg:x1="10.524cm" svg:y1="8.56cm" svg:x2="14.758cm" svg:y2="8.56cm">
            <text:p text:style-name="P6"/>
          </draw:line>
          <draw:line draw:name="Line 91" draw:style-name="gr12" draw:text-style-name="P24" draw:layer="layout" svg:x1="10.524cm" svg:y1="12.581cm" svg:x2="14.758cm" svg:y2="12.581cm">
            <text:p text:style-name="P6"/>
          </draw:line>
          <draw:line draw:name="Line 92" draw:style-name="gr12" draw:text-style-name="P24" draw:layer="layout" svg:x1="10.524cm" svg:y1="14.063cm" svg:x2="14.758cm" svg:y2="14.063cm">
            <text:p text:style-name="P6"/>
          </draw:line>
          <draw:line draw:name="Line 90" draw:style-name="gr12" draw:text-style-name="P24" draw:layer="layout" svg:x1="10.524cm" svg:y1="9.83cm" svg:x2="14.758cm" svg:y2="9.83cm">
            <text:p text:style-name="P6"/>
          </draw:line>
        </draw:g>
        <draw:custom-shape draw:name="Text Box 10" draw:style-name="gr13" draw:text-style-name="P26" draw:layer="layout" svg:width="8.682cm" svg:height="1.683cm" svg:x="14.627cm" svg:y="4.83cm">
          <text:p text:style-name="P20"><text:span text:style-name="T14">Enter Dining Event</text:span></text:p>
          <draw:enhanced-geometry svg:viewBox="0 0 21600 21600" draw:mirror-horizontal="false" draw:mirror-vertical="false" draw:type="mso-spt202" draw:enhanced-path="M 0 0 L 21600 0 21600 21600 0 21600 0 0 Z N"/>
        </draw:custom-shape>
        <draw:line draw:style-name="gr14" draw:layer="layout" svg:x1="11.62cm" svg:y1="16.067cm" svg:x2="12.717cm" svg:y2="14.384cm">
          <text:p text:style-name="P6"/>
        </draw:line>
        <draw:custom-shape draw:name="Text Box 51" draw:style-name="gr15" draw:text-style-name="P28" draw:layer="layout" svg:width="10.726cm" svg:height="2.149cm" svg:x="7.94cm" svg:y="16.051cm">
          <text:p text:style-name="P27"><text:span text:style-name="T17">Set via Request Attribute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4"/>
          <draw:frame presentation:style-name="pr7" draw:text-style-name="P29" draw:layer="layout" svg:width="14.904cm" svg:height="12.001cm" svg:x="2.708cm" svg:y="12.668cm" presentation:class="notes" presentation:placeholder="true">
            <draw:text-box/>
          </draw:frame>
        </presentation:notes>
      </draw:page>
      <draw:page draw:name="page15"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Form Setup Handler Method</text:p>
          </draw:text-box>
        </draw:frame>
        <draw:frame presentation:style-name="pr5" draw:text-style-name="P9" draw:layer="layout" svg:width="21.855cm" svg:height="11.219cm" svg:x="1.745cm" svg:y="4.157cm" presentation:class="outline" presentation:user-transformed="true">
          <draw:text-box>
            <text:list text:style-name="L4">
              <text:list-item>
                <text:p text:style-name="P8">Fill out logic in “GET” handler method</text:p>
              </text:list-item>
            </text:list>
            <text:list text:style-name="L4">
              <text:list-item>
                <text:p text:style-name="P8">Prepare the form model object</text:p>
              </text:list-item>
            </text:list>
            <text:list text:style-name="L4">
              <text:list-item>
                <text:p text:style-name="P8">Add it to the model with a ModelAndView<text:line-break/><text:line-break/><text:line-break/><text:line-break/></text:p>
              </text:list-item>
            </text:list>
            <text:list text:style-name="L4">
              <text:list-item>
                <text:p text:style-name="P12">Or place @ModelAttribute on the return value</text:p>
              </text:list-item>
            </text:list>
            <text:list text:style-name="L4">
              <text:list-item>
                <text:list>
                  <text:list-item>
                    <text:p text:style-name="P11">optional if type “matches” model attribute name</text:p>
                  </text:list-item>
                </text:list>
              </text:list-item>
            </text:list>
          </draw:text-box>
        </draw:frame>
        <draw:custom-shape draw:name="Rectangle 24" draw:style-name="gr2" draw:text-style-name="P18" draw:layer="layout" svg:width="21.816cm" svg:height="3.353cm" svg:x="1.707cm" svg:y="14.405cm">
          <text:p text:style-name="P17"><text:span text:style-name="T8"><text:s text:c="4"/></text:span><text:span text:style-name="T8">@RequestMapping</text:span><text:span text:style-name="T18">(method = RequestMethod.</text:span><text:span text:style-name="T12">GET</text:span><text:span text:style-name="T18">)</text:span></text:p>
          <text:p text:style-name="P17"><text:span text:style-name="T8"><text:s text:c="4"/></text:span><text:span text:style-name="T9">public</text:span><text:span text:style-name="T10"> </text:span><text:span text:style-name="T8">@ModelAttribute(</text:span><text:span text:style-name="T11">”reward”</text:span><text:span text:style-name="T8">) </text:span><text:span text:style-name="T10">Reward setupForm(...) {</text:span></text:p>
          <text:p text:style-name="P17"><text:span text:style-name="T10"><text:s text:c="8"/></text:span><text:span text:style-name="T9">return </text:span><text:span text:style-name="T11">rewardLookupService</text:span><text:span text:style-name="T10">.lookupReward(confirmationNumber);</text:span></text:p>
          <text:p text:style-name="P17"><text:span text:style-name="T10"><text:s text:c="4"/></text:span><text:span text:style-name="T10">}</text:span></text:p>
          <text:p text:style-name="P17"><text:span text:style-name="T10"/></text:p>
          <draw:enhanced-geometry svg:viewBox="0 0 21600 21600" draw:type="rectangle" draw:enhanced-path="M 0 0 L 21600 0 21600 21600 0 21600 0 0 Z N"/>
        </draw:custom-shape>
        <draw:custom-shape draw:name="Rectangle 24" draw:style-name="gr2" draw:text-style-name="P18" draw:layer="layout" svg:width="21.816cm" svg:height="4.055cm" svg:x="1.707cm" svg:y="8.006cm">
          <text:p text:style-name="P17"><text:span text:style-name="T8"><text:s text:c="4"/></text:span><text:span text:style-name="T8">@RequestMapping</text:span><text:span text:style-name="T18">(method = RequestMethod.</text:span><text:span text:style-name="T12">GET</text:span><text:span text:style-name="T18">)</text:span></text:p>
          <text:p text:style-name="P17"><text:span text:style-name="T8"><text:s text:c="4"/></text:span><text:span text:style-name="T9">public</text:span><text:span text:style-name="T10"> ModelAndView setupForm(...) {</text:span></text:p>
          <text:p text:style-name="P17"><text:span text:style-name="T10"><text:s text:c="8"/></text:span><text:span text:style-name="T18">Reward reward = ...;</text:span></text:p>
          <text:p text:style-name="P17"><text:span text:style-name="T10"><text:s text:c="8"/></text:span><text:span text:style-name="T9">return new</text:span><text:span text:style-name="T18"> ModelAndView(</text:span><text:span text:style-name="T11">”reward</text:span><text:span text:style-name="T18">”, ”</text:span><text:span text:style-name="T11">reward”</text:span><text:span text:style-name="T18">, reward)</text:span><text:span text:style-name="T10">;</text:span></text:p>
          <text:p text:style-name="P17"><text:span text:style-name="T10"><text:s text:c="4"/></text:span><text:span text:style-name="T10">}</text:span></text:p>
          <text:p text:style-name="P17"><text:span text:style-name="T10"/></text:p>
          <draw:enhanced-geometry svg:viewBox="0 0 21600 21600" draw:type="rectangle" draw:enhanced-path="M 0 0 L 21600 0 21600 21600 0 21600 0 0 Z N"/>
        </draw:custom-shap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5"/>
          <draw:frame presentation:style-name="pr7" draw:text-style-name="P6" draw:layer="layout" svg:width="14.904cm" svg:height="12.001cm" svg:x="2.708cm" svg:y="12.668cm" presentation:class="notes" presentation:placeholder="true">
            <draw:text-box/>
          </draw:frame>
        </presentation:notes>
      </draw:page>
      <draw:page draw:name="page16"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Page Editing Scenarios Overview</text:span></text:p>
              </text:list-item>
            </text:list>
            <text:list text:style-name="L4">
              <text:list-item>
                <text:p text:style-name="P8"><text:span text:style-name="T4">Create the Controller</text:span></text:p>
              </text:list-item>
            </text:list>
            <text:list text:style-name="L4">
              <text:list-item>
                <text:p text:style-name="P8"><text:span text:style-name="T4">Set up the Form Model Object</text:span></text:p>
              </text:list-item>
            </text:list>
            <text:list text:style-name="L4">
              <text:list-item>
                <text:p text:style-name="P8"><text:span text:style-name="T3">Process the Form Submission</text:span></text:p>
              </text:list-item>
            </text:list>
            <text:list text:style-name="L4">
              <text:list-item>
                <text:p text:style-name="P8"><text:span text:style-name="T4">Add the Form View</text:span></text:p>
              </text:list-item>
            </text:list>
            <text:list text:style-name="L4">
              <text:list-item>
                <text:p text:style-name="P8"><text:span text:style-name="T4">Validation</text:span></text:p>
              </text:list-item>
            </text:list>
          </draw:text-box>
        </draw:frame>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6"/>
          <draw:frame presentation:style-name="pr6" draw:text-style-name="P16" draw:layer="layout" svg:width="14.904cm" svg:height="12cm" svg:x="2.708cm" svg:y="12.668cm" presentation:class="notes" presentation:user-transformed="true">
            <draw:text-box>
              <text:p text:style-name="P10"><text:span text:style-name="T7">This section talks about what a framework should do to allow us to use our existing rich domain objects.</text:span></text:p>
            </draw:text-box>
          </draw:frame>
        </presentation:notes>
      </draw:page>
      <draw:page draw:name="page17" draw:style-name="dp1" draw:master-page-name="Default">
        <office:forms form:automatic-focus="false" form:apply-design-mode="false"/>
        <draw:g>
          <draw:custom-shape draw:name="Rectangle 49" draw:style-name="gr5" draw:text-style-name="P5" draw:layer="layout" svg:width="10.479cm" svg:height="10.16cm" svg:x="13.942cm" svg:y="4.854cm">
            <text:p text:style-name="P6"/>
            <draw:enhanced-geometry svg:viewBox="0 0 21600 21600" draw:mirror-horizontal="false" draw:mirror-vertical="false" draw:type="rectangle" draw:enhanced-path="M 0 0 L 21600 0 21600 21600 0 21600 0 0 Z N"/>
          </draw:custom-shape>
          <draw:custom-shape draw:name="Oval 3" draw:style-name="gr6" draw:text-style-name="P5" draw:layer="layout" svg:width="1.006cm" svg:height="0.847cm" svg:x="14.193cm" svg:y="5.228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Oval 5" draw:style-name="gr6" draw:text-style-name="P5" draw:layer="layout" svg:width="1.006cm" svg:height="0.846cm" svg:x="15.635cm" svg:y="6.759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Oval 7" draw:style-name="gr6" draw:text-style-name="P5" draw:layer="layout" svg:width="1.005cm" svg:height="0.847cm" svg:x="17.148cm" svg:y="12.275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Oval 9" draw:style-name="gr6" draw:text-style-name="P5" draw:layer="layout" svg:width="1.005cm" svg:height="0.846cm" svg:x="17.117cm" svg:y="13.744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Text Box 10" draw:style-name="gr7" draw:text-style-name="P21" draw:layer="layout" svg:width="7.497cm" svg:height="0.972cm" svg:x="16.27cm" svg:y="6.759cm">
            <text:p text:style-name="P20"><text:span text:style-name="T14"><text:s/></text:span><text:span text:style-name="T14">String </text:span><text:span text:style-name="T10">creditCard</text:span></text:p>
            <draw:enhanced-geometry svg:viewBox="0 0 21600 21600" draw:mirror-horizontal="false" draw:mirror-vertical="false" draw:type="mso-spt202" draw:enhanced-path="M 0 0 L 21600 0 21600 21600 0 21600 0 0 Z N"/>
          </draw:custom-shape>
          <draw:custom-shape draw:name="Text Box 14" draw:style-name="gr8" draw:text-style-name="P23" draw:layer="layout" svg:width="5.438cm" svg:height="0.972cm" svg:x="17.97cm" svg:y="12.262cm">
            <text:p text:style-name="P22"><text:span text:style-name="T14">String</text:span><text:span text:style-name="T10"> userName</text:span></text:p>
            <draw:enhanced-geometry svg:viewBox="0 0 21600 21600" draw:mirror-horizontal="false" draw:mirror-vertical="false" draw:type="mso-spt202" draw:enhanced-path="M 0 0 L 21600 0 21600 21600 0 21600 0 0 Z N"/>
          </draw:custom-shape>
          <draw:custom-shape draw:name="Text Box 15" draw:style-name="gr9" draw:text-style-name="P23" draw:layer="layout" svg:width="4.451cm" svg:height="0.972cm" svg:x="17.969cm" svg:y="13.744cm">
            <text:p text:style-name="P22"><text:span text:style-name="T15">String</text:span><text:span text:style-name="T16"> reason</text:span></text:p>
            <draw:enhanced-geometry svg:viewBox="0 0 21600 21600" draw:mirror-horizontal="false" draw:mirror-vertical="false" draw:type="mso-spt202" draw:enhanced-path="M 0 0 L 21600 0 21600 21600 0 21600 0 0 Z N"/>
          </draw:custom-shape>
          <draw:custom-shape draw:name="Oval 23" draw:style-name="gr6" draw:text-style-name="P5" draw:layer="layout" svg:width="1.005cm" svg:height="0.847cm" svg:x="15.618cm" svg:y="8.174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Text Box 25" draw:style-name="gr7" draw:text-style-name="P21" draw:layer="layout" svg:width="6.5cm" svg:height="0.972cm" svg:x="16.482cm" svg:y="8.24cm">
            <text:p text:style-name="P20"><text:span text:style-name="T15">Money</text:span><text:span text:style-name="T16"> amount</text:span></text:p>
            <draw:enhanced-geometry svg:viewBox="0 0 21600 21600" draw:mirror-horizontal="false" draw:mirror-vertical="false" draw:type="mso-spt202" draw:enhanced-path="M 0 0 L 21600 0 21600 21600 0 21600 0 0 Z N"/>
          </draw:custom-shape>
          <draw:custom-shape draw:name="Oval 38" draw:style-name="gr6" draw:text-style-name="P5" draw:layer="layout" svg:width="1.006cm" svg:height="0.847cm" svg:x="15.635cm" svg:y="9.5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name="Text Box 39" draw:style-name="gr7" draw:text-style-name="P21" draw:layer="layout" svg:width="5.997cm" svg:height="0.972cm" svg:x="16.482cm" svg:y="9.51cm">
            <text:p text:style-name="P20"><text:span text:style-name="T14">Date</text:span><text:span text:style-name="T10"> date</text:span></text:p>
            <draw:enhanced-geometry svg:viewBox="0 0 21600 21600" draw:mirror-horizontal="false" draw:mirror-vertical="false" draw:type="mso-spt202" draw:enhanced-path="M 0 0 L 21600 0 21600 21600 0 21600 0 0 Z N"/>
          </draw:custom-shape>
          <draw:line draw:name="Line 56" draw:style-name="gr10" draw:text-style-name="P24" draw:layer="layout" svg:x1="14.612cm" svg:y1="6.097cm" svg:x2="14.612cm" svg:y2="11.601cm">
            <text:p text:style-name="P6"/>
          </draw:line>
          <draw:custom-shape draw:name="Oval 61" draw:style-name="gr6" draw:text-style-name="P5" draw:layer="layout" svg:width="1.005cm" svg:height="0.847cm" svg:x="15.618cm" svg:y="11.177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line draw:name="Line 64" draw:style-name="gr10" draw:text-style-name="P24" draw:layer="layout" svg:x1="14.612cm" svg:y1="8.637cm" svg:x2="15.618cm" svg:y2="8.637cm">
            <text:p text:style-name="P6"/>
          </draw:line>
          <draw:line draw:name="Line 65" draw:style-name="gr10" draw:text-style-name="P24" draw:layer="layout" svg:x1="14.577cm" svg:y1="9.934cm" svg:x2="15.582cm" svg:y2="9.934cm">
            <text:p text:style-name="P6"/>
          </draw:line>
          <draw:line draw:name="Line 66" draw:style-name="gr10" draw:text-style-name="P24" draw:layer="layout" svg:x1="14.612cm" svg:y1="11.601cm" svg:x2="15.618cm" svg:y2="11.601cm">
            <text:p text:style-name="P6"/>
          </draw:line>
          <draw:line draw:name="Line 67" draw:style-name="gr10" draw:text-style-name="P24" draw:layer="layout" svg:x1="16.12cm" svg:y1="12.024cm" svg:x2="16.12cm" svg:y2="14.564cm">
            <text:p text:style-name="P6"/>
          </draw:line>
          <draw:line draw:name="Line 68" draw:style-name="gr10" draw:text-style-name="P24" draw:layer="layout" svg:x1="16.12cm" svg:y1="12.659cm" svg:x2="17.126cm" svg:y2="12.659cm">
            <text:p text:style-name="P6"/>
          </draw:line>
          <draw:line draw:name="Line 69" draw:style-name="gr10" draw:text-style-name="P24" draw:layer="layout" svg:x1="16.112cm" svg:y1="14.251cm" svg:x2="17.117cm" svg:y2="14.251cm">
            <text:p text:style-name="P6"/>
          </draw:line>
          <draw:custom-shape draw:name="Text Box 87" draw:style-name="gr7" draw:text-style-name="P21" draw:layer="layout" svg:width="8.255cm" svg:height="0.972cm" svg:x="15cm" svg:y="5.065cm">
            <text:p text:style-name="P20"><text:span text:style-name="T14">Reward </text:span><text:span text:style-name="T10">reward</text:span></text:p>
            <draw:enhanced-geometry svg:viewBox="0 0 21600 21600" draw:mirror-horizontal="false" draw:mirror-vertical="false" draw:type="mso-spt202" draw:enhanced-path="M 0 0 L 21600 0 21600 21600 0 21600 0 0 Z N"/>
          </draw:custom-shape>
          <draw:line draw:name="Line 113" draw:style-name="gr10" draw:text-style-name="P24" draw:layer="layout" svg:x1="14.577cm" svg:y1="7.182cm" svg:x2="15.582cm" svg:y2="7.182cm">
            <text:p text:style-name="P6"/>
          </draw:line>
        </draw:g>
        <draw:custom-shape draw:name="Text Box 62" draw:style-name="gr7" draw:text-style-name="P21" draw:layer="layout" svg:width="8.881cm" svg:height="0.972cm" svg:x="3.282cm" svg:y="11.204cm">
          <text:p text:style-name="P20"><text:span text:style-name="T14">ChangeInfo</text:span><text:span text:style-name="T10"> changeInfo</text:span></text:p>
          <draw:enhanced-geometry svg:viewBox="0 0 21600 21600" draw:mirror-horizontal="false" draw:mirror-vertical="false" draw:type="mso-spt202" draw:enhanced-path="M 0 0 L 21600 0 21600 21600 0 21600 0 0 Z N"/>
        </draw:custom-shape>
        <draw:frame presentation:style-name="pr4" draw:text-style-name="P2" draw:layer="layout" svg:width="17.476cm" svg:height="2.999cm" svg:x="0.957cm" svg:y="0.225cm" presentation:class="title" presentation:user-transformed="true">
          <draw:text-box>
            <text:p text:style-name="P7"><text:span text:style-name="T5">Data Binding: </text:span><text:span text:style-name="T5"><text:line-break/></text:span><text:span text:style-name="T5">Process the Submit</text:span></text:p>
          </draw:text-box>
        </draw:frame>
        <draw:g>
          <draw:custom-shape draw:name="Rectangle 49" draw:style-name="gr5" draw:text-style-name="P5" draw:layer="layout" svg:width="10.037cm" svg:height="10.16cm" svg:x="0.785cm" svg:y="4.854cm">
            <text:p text:style-name="P6"/>
            <draw:enhanced-geometry svg:viewBox="0 0 21600 21600" draw:mirror-horizontal="false" draw:mirror-vertical="false" draw:type="rectangle" draw:enhanced-path="M 0 0 L 21600 0 21600 21600 0 21600 0 0 Z N"/>
          </draw:custom-shape>
          <draw:custom-shape draw:name="Text Box 10" draw:style-name="gr7" draw:text-style-name="P21" draw:layer="layout" svg:width="4.388cm" svg:height="0.972cm" svg:x="1.48cm" svg:y="6.683cm">
            <text:p text:style-name="P20"><text:span text:style-name="T10">Credit Card:</text:span></text:p>
            <draw:enhanced-geometry svg:viewBox="0 0 21600 21600" draw:mirror-horizontal="false" draw:mirror-vertical="false" draw:type="mso-spt202" draw:enhanced-path="M 0 0 L 21600 0 21600 21600 0 21600 0 0 Z N"/>
          </draw:custom-shape>
          <draw:custom-shape draw:name="Text Box 10" draw:style-name="gr7" draw:text-style-name="P21" draw:layer="layout" svg:width="4.388cm" svg:height="0.972cm" svg:x="1.48cm" svg:y="8.183cm">
            <text:p text:style-name="P20"><text:span text:style-name="T10">Amount:</text:span></text:p>
            <draw:enhanced-geometry svg:viewBox="0 0 21600 21600" draw:mirror-horizontal="false" draw:mirror-vertical="false" draw:type="mso-spt202" draw:enhanced-path="M 0 0 L 21600 0 21600 21600 0 21600 0 0 Z N"/>
          </draw:custom-shape>
          <draw:custom-shape draw:name="Text Box 10" draw:style-name="gr7" draw:text-style-name="P21" draw:layer="layout" svg:width="4.388cm" svg:height="0.972cm" svg:x="1.48cm" svg:y="9.583cm">
            <text:p text:style-name="P20"><text:span text:style-name="T10">Date:</text:span></text:p>
            <draw:enhanced-geometry svg:viewBox="0 0 21600 21600" draw:mirror-horizontal="false" draw:mirror-vertical="false" draw:type="mso-spt202" draw:enhanced-path="M 0 0 L 21600 0 21600 21600 0 21600 0 0 Z N"/>
          </draw:custom-shape>
          <draw:custom-shape draw:name="Text Box 10" draw:style-name="gr7" draw:text-style-name="P21" draw:layer="layout" svg:width="4.388cm" svg:height="0.972cm" svg:x="1.58cm" svg:y="12.283cm">
            <text:p text:style-name="P20"><text:span text:style-name="T10">User:</text:span></text:p>
            <draw:enhanced-geometry svg:viewBox="0 0 21600 21600" draw:mirror-horizontal="false" draw:mirror-vertical="false" draw:type="mso-spt202" draw:enhanced-path="M 0 0 L 21600 0 21600 21600 0 21600 0 0 Z N"/>
          </draw:custom-shape>
          <draw:custom-shape draw:name="Text Box 10" draw:style-name="gr7" draw:text-style-name="P21" draw:layer="layout" svg:width="4.388cm" svg:height="0.972cm" svg:x="1.58cm" svg:y="13.683cm">
            <text:p text:style-name="P20"><text:span text:style-name="T10">Reason:</text:span></text:p>
            <draw:enhanced-geometry svg:viewBox="0 0 21600 21600" draw:mirror-horizontal="false" draw:mirror-vertical="false" draw:type="mso-spt202" draw:enhanced-path="M 0 0 L 21600 0 21600 21600 0 21600 0 0 Z N"/>
          </draw:custom-shape>
          <draw:custom-shape draw:style-name="gr11" draw:text-style-name="P25" draw:layer="layout" svg:width="4.897cm" svg:height="0.638cm" svg:x="5.503cm" svg:y="6.913cm">
            <text:p text:style-name="P6"/>
            <draw:enhanced-geometry svg:viewBox="0 0 21600 21600" draw:type="rectangle" draw:enhanced-path="M 0 0 L 21600 0 21600 21600 0 21600 0 0 Z N"/>
          </draw:custom-shape>
          <draw:custom-shape draw:style-name="gr11" draw:text-style-name="P25" draw:layer="layout" svg:width="4.897cm" svg:height="0.638cm" svg:x="5.504cm" svg:y="8.313cm">
            <text:p text:style-name="P6"/>
            <draw:enhanced-geometry svg:viewBox="0 0 21600 21600" draw:type="rectangle" draw:enhanced-path="M 0 0 L 21600 0 21600 21600 0 21600 0 0 Z N"/>
          </draw:custom-shape>
          <draw:custom-shape draw:style-name="gr11" draw:text-style-name="P25" draw:layer="layout" svg:width="4.897cm" svg:height="0.638cm" svg:x="5.505cm" svg:y="9.613cm">
            <text:p text:style-name="P6"/>
            <draw:enhanced-geometry svg:viewBox="0 0 21600 21600" draw:type="rectangle" draw:enhanced-path="M 0 0 L 21600 0 21600 21600 0 21600 0 0 Z N"/>
          </draw:custom-shape>
          <draw:custom-shape draw:style-name="gr11" draw:text-style-name="P25" draw:layer="layout" svg:width="4.897cm" svg:height="0.638cm" svg:x="5.506cm" svg:y="12.513cm">
            <text:p text:style-name="P6"/>
            <draw:enhanced-geometry svg:viewBox="0 0 21600 21600" draw:type="rectangle" draw:enhanced-path="M 0 0 L 21600 0 21600 21600 0 21600 0 0 Z N"/>
          </draw:custom-shape>
          <draw:custom-shape draw:style-name="gr11" draw:text-style-name="P25" draw:layer="layout" svg:width="4.897cm" svg:height="0.638cm" svg:x="5.507cm" svg:y="13.813cm">
            <text:p text:style-name="P6"/>
            <draw:enhanced-geometry svg:viewBox="0 0 21600 21600" draw:type="rectangle" draw:enhanced-path="M 0 0 L 21600 0 21600 21600 0 21600 0 0 Z N"/>
          </draw:custom-shape>
          <draw:custom-shape draw:name="Text Box 10" draw:style-name="gr13" draw:text-style-name="P26" draw:layer="layout" svg:width="8.682cm" svg:height="1.683cm" svg:x="1.327cm" svg:y="5.03cm">
            <text:p text:style-name="P20"><text:span text:style-name="T14">Enter Dining Event</text:span></text:p>
            <draw:enhanced-geometry svg:viewBox="0 0 21600 21600" draw:mirror-horizontal="false" draw:mirror-vertical="false" draw:type="mso-spt202" draw:enhanced-path="M 0 0 L 21600 0 21600 21600 0 21600 0 0 Z N"/>
          </draw:custom-shape>
        </draw:g>
        <draw:g draw:name="Group 115" draw:id="id2">
          <draw:line draw:name="Line 88" draw:style-name="gr12" draw:text-style-name="P24" draw:layer="layout" svg:x1="10.124cm" svg:y1="7.278cm" svg:x2="14.358cm" svg:y2="7.278cm">
            <text:p text:style-name="P6"/>
          </draw:line>
          <draw:line draw:name="Line 89" draw:style-name="gr12" draw:text-style-name="P24" draw:layer="layout" svg:x1="10.124cm" svg:y1="8.76cm" svg:x2="14.358cm" svg:y2="8.76cm">
            <text:p text:style-name="P6"/>
          </draw:line>
          <draw:line draw:name="Line 91" draw:style-name="gr12" draw:text-style-name="P24" draw:layer="layout" svg:x1="10.124cm" svg:y1="12.781cm" svg:x2="14.358cm" svg:y2="12.781cm">
            <text:p text:style-name="P6"/>
          </draw:line>
          <draw:line draw:name="Line 92" draw:style-name="gr12" draw:text-style-name="P24" draw:layer="layout" svg:x1="10.124cm" svg:y1="14.263cm" svg:x2="14.358cm" svg:y2="14.263cm">
            <text:p text:style-name="P6"/>
          </draw:line>
          <draw:line draw:name="Line 90" draw:style-name="gr12" draw:text-style-name="P24" draw:layer="layout" svg:x1="10.124cm" svg:y1="10.03cm" svg:x2="14.358cm" svg:y2="10.03cm">
            <text:p text:style-name="P6"/>
          </draw:line>
        </draw:g>
        <draw:custom-shape draw:name="Text Box 51" draw:style-name="gr16" draw:text-style-name="P28" draw:layer="layout" svg:width="13.79cm" svg:height="2.149cm" svg:x="5.211cm" svg:y="16.05cm">
          <text:p text:style-name="P27"><text:span text:style-name="T17">Populate from Request Parameters</text:span></text:p>
          <draw:enhanced-geometry svg:viewBox="0 0 21600 21600" draw:type="mso-spt202" draw:enhanced-path="M 0 0 L 21600 0 21600 21600 0 21600 0 0 Z N"/>
        </draw:custom-shape>
        <draw:line draw:style-name="gr14" draw:layer="layout" svg:x1="11.619cm" svg:y1="16.066cm" svg:x2="12.716cm" svg:y2="14.383cm">
          <text:p text:style-name="P6"/>
        </draw:line>
        <draw:custom-shape draw:name="Text Box 62" draw:style-name="gr7" draw:text-style-name="P21" draw:layer="layout" svg:width="8.881cm" svg:height="0.972cm" svg:x="16.519cm" svg:y="11.132cm">
          <text:p text:style-name="P20"><text:span text:style-name="T14">ChangeInfo</text:span><text:span text:style-name="T10"> changeInfo</text:span></text:p>
          <draw:enhanced-geometry svg:viewBox="0 0 21600 21600" draw:mirror-horizontal="false" draw:mirror-vertical="false"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7" draw:text-style-name="P29" draw:layer="layout" svg:width="14.904cm" svg:height="12.001cm" svg:x="2.708cm" svg:y="12.668cm" presentation:class="notes" presentation:placeholder="true">
            <draw:text-box/>
          </draw:frame>
        </presentation:notes>
      </draw:page>
      <draw:page draw:name="page18"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Process the Submit</text:p>
          </draw:text-box>
        </draw:frame>
        <draw:frame presentation:style-name="pr5" draw:text-style-name="P9" draw:layer="layout" svg:width="21.855cm" svg:height="11.219cm" svg:x="1.745cm" svg:y="4.157cm" presentation:class="outline" presentation:user-transformed="true">
          <draw:text-box>
            <text:list text:style-name="L4">
              <text:list-item>
                <text:p text:style-name="P8">Fill out logic in “POST” handler method</text:p>
              </text:list-item>
            </text:list>
            <text:list text:style-name="L4">
              <text:list-item>
                <text:p text:style-name="P8">Add @ModelAttribute annotated parameter</text:p>
              </text:list-item>
            </text:list>
            <text:list text:style-name="L4">
              <text:list-item>
                <text:list>
                  <text:list-item>
                    <text:p text:style-name="P11">pre-populated via data binding</text:p>
                  </text:list-item>
                </text:list>
              </text:list-item>
            </text:list>
            <text:list text:style-name="L4">
              <text:list-item>
                <text:p text:style-name="P8">Add BindingResult parameter</text:p>
              </text:list-item>
            </text:list>
            <text:list text:style-name="L4">
              <text:list-item>
                <text:list>
                  <text:list-item>
                    <text:p text:style-name="P11">contains results from data binding</text:p>
                  </text:list-item>
                </text:list>
              </text:list-item>
            </text:list>
            <text:list text:style-name="L4">
              <text:list-item>
                <text:p text:style-name="P12">Redirect to success or return to form view page</text:p>
              </text:list-item>
            </text:list>
          </draw:text-box>
        </draw:frame>
        <draw:custom-shape draw:name="Rectangle 24" draw:style-name="gr17" draw:text-style-name="P19" draw:layer="layout" svg:width="24.074cm" svg:height="6.198cm" svg:x="0.791cm" svg:y="11.706cm">
          <text:p text:style-name="P17"><text:span text:style-name="T8">@RequestMapping</text:span><text:span text:style-name="T18">(method = RequestMethod.</text:span><text:span text:style-name="T12">POST</text:span><text:span text:style-name="T18">)</text:span></text:p>
          <text:p text:style-name="P17"><text:span text:style-name="T9">public</text:span><text:span text:style-name="T10"> String onSubmit(</text:span><text:span text:style-name="T8">@ModelAttribute</text:span><text:span text:style-name="T18"> Reward reward, BindingResult result</text:span><text:span text:style-name="T10">) {</text:span></text:p>
          <text:p text:style-name="P17"><text:span text:style-name="T10"><text:s text:c="4"/></text:span><text:span text:style-name="T9">if</text:span><text:span text:style-name="T18"> (result.hasErrors()) {</text:span></text:p>
          <text:p text:style-name="P17"><text:span text:style-name="T18"><text:s text:c="8"/></text:span><text:span text:style-name="T18">return </text:span><text:span text:style-name="T11">”editReward”</text:span><text:span text:style-name="T18">; </text:span></text:p>
          <text:p text:style-name="P17"><text:span text:style-name="T18"><text:s text:c="4"/></text:span><text:span text:style-name="T18">}</text:span></text:p>
          <text:p text:style-name="P17"><text:span text:style-name="T8"><text:s text:c="4"/></text:span><text:span text:style-name="T8">// Save the reward changes...</text:span></text:p>
          <text:p text:style-name="P17"><text:span text:style-name="T18"><text:s text:c="4"/></text:span><text:span text:style-name="T9">return</text:span><text:span text:style-name="T18"> </text:span><text:span text:style-name="T11">”redirect:/showReward.htm?number=” </text:span><text:span text:style-name="T18">+ reward.getConfirmationNumber();</text:span></text:p>
          <text:p text:style-name="P17"><text:span text:style-name="T18">} </text:span></text:p>
          <text:p text:style-name="P17"><text:span text:style-name="T10"/></text:p>
          <draw:enhanced-geometry svg:viewBox="0 0 21600 21600" draw:type="rectangle" draw:enhanced-path="M 0 0 L 21600 0 21600 21600 0 21600 0 0 Z N"/>
        </draw:custom-shape>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8"/>
          <draw:frame presentation:style-name="pr7" draw:text-style-name="P29" draw:layer="layout" svg:width="14.904cm" svg:height="12.001cm" svg:x="2.708cm" svg:y="12.668cm" presentation:class="notes" presentation:placeholder="true">
            <draw:text-box/>
          </draw:frame>
        </presentation:notes>
      </draw:page>
      <draw:page draw:name="page19"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Customize Data Binding</text:p>
          </draw:text-box>
        </draw:frame>
        <draw:frame presentation:style-name="pr5" draw:text-style-name="P9" draw:layer="layout" svg:width="21.855cm" svg:height="11.219cm" svg:x="1.745cm" svg:y="4.457cm" presentation:class="outline" presentation:user-transformed="true">
          <draw:text-box>
            <text:list text:style-name="L4">
              <text:list-item>
                <text:p text:style-name="P8">Add a method accepting WebDataBinder</text:p>
              </text:list-item>
            </text:list>
            <text:list text:style-name="L4">
              <text:list-item>
                <text:p text:style-name="P12">Annotate with @InitBinder</text:p>
              </text:list-item>
            </text:list>
            <text:list text:style-name="L4">
              <text:list-item>
                <text:p text:style-name="P12">Method is invoked before data binding</text:p>
              </text:list-item>
            </text:list>
            <text:list text:style-name="L4">
              <text:list-item>
                <text:p text:style-name="P12">Most common customizations</text:p>
              </text:list-item>
            </text:list>
            <text:list text:style-name="L4">
              <text:list-item>
                <text:list>
                  <text:list-item>
                    <text:p text:style-name="P11">required fields</text:p>
                  </text:list-item>
                </text:list>
              </text:list-item>
            </text:list>
            <text:list text:style-name="L4">
              <text:list-item>
                <text:list>
                  <text:list-item>
                    <text:p text:style-name="P11">allowed fields</text:p>
                  </text:list-item>
                </text:list>
              </text:list-item>
            </text:list>
            <text:list text:style-name="L4">
              <text:list-item>
                <text:list>
                  <text:list-item>
                    <text:p text:style-name="P11">PropertyEditors</text:p>
                  </text:list-item>
                </text:list>
              </text:list-item>
            </text:list>
            <text:list text:style-name="L4">
              <text:list-item>
                <text:list>
                  <text:list-item>
                    <text:list>
                      <text:list-item>
                        <text:p text:style-name="P13">date formats, currency amounts</text:p>
                      </text:list-item>
                    </text:list>
                  </text:list-item>
                </text:list>
              </text:list-item>
            </text:list>
          </draw:text-box>
        </draw:frame>
        <draw:custom-shape draw:name="Rectangle 24" draw:style-name="gr18" draw:text-style-name="P19" draw:layer="layout" svg:width="21.345cm" svg:height="3.521cm" svg:x="2.291cm" svg:y="13.806cm">
          <text:p text:style-name="P17"><text:span text:style-name="T8">@InitBinder</text:span></text:p>
          <text:p text:style-name="P17"><text:span text:style-name="T9">public</text:span><text:span text:style-name="T10"> void initBinder(WebDataBinder </text:span><text:span text:style-name="T18">binder</text:span><text:span text:style-name="T10">) {</text:span></text:p>
          <text:p text:style-name="P17"><text:span text:style-name="T10"><text:s text:c="4"/></text:span><text:span text:style-name="T10">binder.setRequiredFields(</text:span><text:span text:style-name="T9">new</text:span><text:span text:style-name="T10"> String[]{</text:span><text:span text:style-name="T11">"creditCard"</text:span><text:span text:style-name="T10">, </text:span><text:span text:style-name="T11">"amount"</text:span><text:span text:style-name="T10">});</text:span></text:p>
          <text:p text:style-name="P17"><text:span text:style-name="T18">} </text:span></text:p>
          <text:p text:style-name="P17"><text:span text:style-name="T10"/></text:p>
          <draw:enhanced-geometry svg:viewBox="0 0 21600 21600" draw:type="rectangle" draw:enhanced-path="M 0 0 L 21600 0 21600 21600 0 21600 0 0 Z N"/>
        </draw:custom-shape>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9"/>
          <draw:frame presentation:style-name="pr7" draw:text-style-name="P29" draw:layer="layout" svg:width="14.904cm" svg:height="12.001cm" svg:x="2.708cm" svg:y="12.668cm" presentation:class="notes" presentation:placeholder="true">
            <draw:text-box/>
          </draw:frame>
        </presentation:notes>
      </draw:page>
      <draw:page draw:name="page20"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Page Editing Scenarios Overview</text:span></text:p>
              </text:list-item>
            </text:list>
            <text:list text:style-name="L4">
              <text:list-item>
                <text:p text:style-name="P8"><text:span text:style-name="T4">Create the Controller</text:span></text:p>
              </text:list-item>
            </text:list>
            <text:list text:style-name="L4">
              <text:list-item>
                <text:p text:style-name="P8"><text:span text:style-name="T4">Set up the Form Model Object</text:span></text:p>
              </text:list-item>
            </text:list>
            <text:list text:style-name="L4">
              <text:list-item>
                <text:p text:style-name="P8"><text:span text:style-name="T4">Process the Form Submission</text:span></text:p>
              </text:list-item>
            </text:list>
            <text:list text:style-name="L4">
              <text:list-item>
                <text:p text:style-name="P8"><text:span text:style-name="T3">Add the Form View</text:span></text:p>
              </text:list-item>
            </text:list>
            <text:list text:style-name="L4">
              <text:list-item>
                <text:p text:style-name="P8"><text:span text:style-name="T4">Validation</text:span></text:p>
              </text:list-item>
            </text:list>
          </draw:text-box>
        </draw:frame>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0"/>
          <draw:frame presentation:style-name="pr6" draw:text-style-name="P16" draw:layer="layout" svg:width="14.904cm" svg:height="12cm" svg:x="2.708cm" svg:y="12.668cm" presentation:class="notes" presentation:user-transformed="true">
            <draw:text-box>
              <text:p text:style-name="P10"><text:span text:style-name="T7">This section talks about what a framework should do to allow us to use our existing rich domain objects.</text:span></text:p>
            </draw:text-box>
          </draw:frame>
        </presentation:notes>
      </draw:page>
      <draw:page draw:name="page21"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Form Tag Library</text:p>
          </draw:text-box>
        </draw:frame>
        <draw:frame presentation:style-name="pr5" draw:text-style-name="P9" draw:layer="layout" svg:width="21.855cm" svg:height="11.219cm" svg:x="1.745cm" svg:y="4.457cm" presentation:class="outline" presentation:user-transformed="true">
          <draw:text-box>
            <text:list text:style-name="L4">
              <text:list-item>
                <text:p text:style-name="P8"><text:span text:style-name="T19">A JSP tag library for use with Spring MVC</text:span></text:p>
              </text:list-item>
            </text:list>
            <text:list text:style-name="L4">
              <text:list-item>
                <text:list>
                  <text:list-item>
                    <text:p text:style-name="P11"><text:span text:style-name="T19">data-binding aware</text:span></text:p>
                  </text:list-item>
                </text:list>
              </text:list-item>
            </text:list>
            <text:list text:style-name="L4">
              <text:list-item>
                <text:list>
                  <text:list-item>
                    <text:p text:style-name="P11"><text:span text:style-name="T19">tags access the form model object</text:span></text:p>
                  </text:list-item>
                </text:list>
              </text:list-item>
            </text:list>
            <text:list text:style-name="L4">
              <text:list-item>
                <text:list>
                  <text:list-item>
                    <text:p text:style-name="P11"><text:span text:style-name="T19">renders field-specific errors</text:span></text:p>
                  </text:list-item>
                </text:list>
              </text:list-item>
            </text:list>
            <text:list text:style-name="L4">
              <text:list-item>
                <text:p text:style-name="P8"><text:span text:style-name="T19">Tags mirror HTML form fields</text:span></text:p>
              </text:list-item>
            </text:list>
          </draw:text-box>
        </draw:frame>
        <draw:frame presentation:style-name="pr8" draw:text-style-name="P31" draw:layer="layout" svg:width="10.285cm" svg:height="6.48cm" svg:x="3.005cm" svg:y="10.457cm" presentation:class="outline" presentation:user-transformed="true">
          <draw:text-box>
            <text:list text:style-name="L4">
              <text:list-item>
                <text:p text:style-name="P30"><text:span text:style-name="T20">&lt;form:form&gt;</text:span></text:p>
              </text:list-item>
            </text:list>
            <text:list text:style-name="L4">
              <text:list-item>
                <text:p text:style-name="P30"><text:span text:style-name="T20">&lt;form:input&gt;</text:span></text:p>
              </text:list-item>
            </text:list>
            <text:list text:style-name="L4">
              <text:list-item>
                <text:p text:style-name="P30"><text:span text:style-name="T20">&lt;form:password&gt;</text:span></text:p>
              </text:list-item>
            </text:list>
            <text:list text:style-name="L4">
              <text:list-item>
                <text:p text:style-name="P30"><text:span text:style-name="T20">&lt;form:textarea&gt;</text:span></text:p>
              </text:list-item>
            </text:list>
            <text:list text:style-name="L4">
              <text:list-item>
                <text:p text:style-name="P30"><text:span text:style-name="T20">&lt;form:select&gt;</text:span></text:p>
              </text:list-item>
            </text:list>
            <text:list text:style-name="L4">
              <text:list-item>
                <text:p text:style-name="P30"><text:span text:style-name="T20">&lt;form:option&gt;</text:span></text:p>
              </text:list-item>
            </text:list>
          </draw:text-box>
        </draw:frame>
        <draw:frame presentation:style-name="pr9" draw:text-style-name="P31" draw:layer="layout" svg:width="10.285cm" svg:height="6.379cm" svg:x="11.806cm" svg:y="10.457cm" presentation:class="outline" presentation:user-transformed="true">
          <draw:text-box>
            <text:list text:style-name="L4">
              <text:list-item>
                <text:p text:style-name="P30"><text:span text:style-name="T20">&lt;form:checkbox&gt;</text:span></text:p>
              </text:list-item>
            </text:list>
            <text:list text:style-name="L4">
              <text:list-item>
                <text:p text:style-name="P30"><text:span text:style-name="T20">&lt;form:radiobutton&gt;</text:span></text:p>
              </text:list-item>
            </text:list>
            <text:list text:style-name="L4">
              <text:list-item>
                <text:p text:style-name="P30"><text:span text:style-name="T20">&lt;form:hidden&gt;</text:span></text:p>
              </text:list-item>
            </text:list>
            <text:list text:style-name="L4">
              <text:list-item>
                <text:p text:style-name="P30"><text:span text:style-name="T20">&lt;form:label&gt;</text:span></text:p>
              </text:list-item>
            </text:list>
            <text:list text:style-name="L4">
              <text:list-item>
                <text:p text:style-name="P30"><text:span text:style-name="T20">&lt;form:errors&gt;</text:span></text:p>
              </text:list-item>
            </text:list>
          </draw:text-box>
        </draw:frame>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1"/>
          <draw:frame presentation:style-name="pr7" draw:text-style-name="P29" draw:layer="layout" svg:width="14.904cm" svg:height="12.001cm" svg:x="2.708cm" svg:y="12.668cm" presentation:class="notes" presentation:placeholder="true">
            <draw:text-box/>
          </draw:frame>
        </presentation:notes>
      </draw:page>
      <draw:page draw:name="page22"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5">Example JSP Form Tag Usage</text:span></text:p>
          </draw:text-box>
        </draw:frame>
        <draw:custom-shape draw:name="Text Box 38" draw:style-name="gr19" draw:text-style-name="P33" draw:layer="layout" svg:width="22.436cm" svg:height="11.637cm" svg:x="1.482cm" svg:y="4.233cm">
          <text:p text:id="id12" text:style-name="P32"><text:span text:style-name="T21">&lt;%@ taglib </text:span><text:span text:style-name="T22">prefix</text:span><text:span text:style-name="T10">=</text:span><text:span text:style-name="T12">"form"</text:span><text:span text:style-name="T21"> </text:span><text:span text:style-name="T22">uri</text:span><text:span text:style-name="T10">=</text:span><text:span text:style-name="T12">"http://www.springframework.org/tags/form” </text:span><text:span text:style-name="T21">%&gt;</text:span></text:p>
          <text:p text:style-name="P32"><text:span text:style-name="T10"/></text:p>
          <text:p text:id="id15" text:style-name="P32"><text:span text:style-name="T21">&lt;form:form</text:span><text:span text:style-name="T10"> </text:span><text:span text:style-name="T22">commandName</text:span><text:span text:style-name="T10">=</text:span><text:span text:style-name="T12">”reward"</text:span><text:span text:style-name="T21">&gt;</text:span></text:p>
          <text:p text:id="id3" text:style-name="P22"><text:span text:style-name="T21">&lt;table&gt;</text:span></text:p>
          <text:p text:id="id4" text:style-name="P22"><text:span text:style-name="T21"><text:s text:c="4"/></text:span><text:span text:style-name="T21">&lt;tr&gt;</text:span></text:p>
          <text:p text:id="id5" text:style-name="P22"><text:span text:style-name="T21"><text:s text:c="8"/></text:span><text:span text:style-name="T21">&lt;td</text:span><text:span text:style-name="T10"> </text:span><text:span text:style-name="T22">colspan</text:span><text:span text:style-name="T10">=</text:span><text:span text:style-name="T12">“3”</text:span><text:span text:style-name="T10">&gt;</text:span></text:p>
          <text:p text:id="id19" text:style-name="P22"><text:span text:style-name="T21"><text:s text:c="12"/></text:span><text:span text:style-name="T21">&lt;form:errors </text:span><text:span text:style-name="T22">path</text:span><text:span text:style-name="T21">=</text:span><text:span text:style-name="T12">“*”</text:span><text:span text:style-name="T21">/&gt;</text:span></text:p>
          <text:p text:id="id6" text:style-name="P22"><text:span text:style-name="T21"><text:s text:c="8"/></text:span><text:span text:style-name="T21">&lt;/td&gt;</text:span></text:p>
          <text:p text:id="id7" text:style-name="P22"><text:span text:style-name="T21"><text:s text:c="4"/></text:span><text:span text:style-name="T21">&lt;/tr&gt;</text:span></text:p>
          <text:p text:id="id8" text:style-name="P22"><text:span text:style-name="T21"><text:s text:c="4"/></text:span><text:span text:style-name="T21">&lt;tr&gt;</text:span></text:p>
          <text:p text:id="id9" text:style-name="P22"><text:span text:style-name="T21"><text:s text:c="8"/></text:span><text:span text:style-name="T21">&lt;td&gt;</text:span><text:span text:style-name="T10">Credit Card Number:</text:span><text:span text:style-name="T21">&lt;/td&gt;</text:span></text:p>
          <text:p text:id="id22" text:style-name="P22"><text:span text:style-name="T10"><text:s text:c="8"/></text:span><text:span text:style-name="T21">&lt;td&gt;&lt;form:input </text:span><text:span text:style-name="T22">path</text:span><text:span text:style-name="T10">=</text:span><text:span text:style-name="T12">"creditCard"</text:span><text:span text:style-name="T21">/&gt;&lt;/td&gt;</text:span></text:p>
          <text:p text:id="id25" text:style-name="P22"><text:span text:style-name="T10"><text:s text:c="8"/></text:span><text:span text:style-name="T21">&lt;td&gt;&lt;form:errors</text:span><text:span text:style-name="T10"> </text:span><text:span text:style-name="T22">path</text:span><text:span text:style-name="T10">=</text:span><text:span text:style-name="T12">"creditCard"</text:span><text:span text:style-name="T21">/&gt;&lt;/td&gt;</text:span></text:p>
          <text:p text:id="id10" text:style-name="P22"><text:span text:style-name="T21"><text:s text:c="4"/></text:span><text:span text:style-name="T21">&lt;/tr&gt; …</text:span></text:p>
          <text:p text:id="id11" text:style-name="P22"><text:span text:style-name="T21">&lt;/table&gt;</text:span></text:p>
          <text:p text:id="id18" text:style-name="P22"><text:span text:style-name="T21">&lt;/form:form&gt;</text:span></text:p>
          <draw:enhanced-geometry svg:viewBox="0 0 21600 21600" draw:type="mso-spt202" draw:enhanced-path="M 0 0 L 21600 0 21600 21600 0 21600 0 0 Z N"/>
        </draw:custom-shape>
        <draw:custom-shape draw:name="Text Box 39" draw:style-name="gr20" draw:text-style-name="P33" draw:id="id13" draw:layer="layout" svg:width="6.7cm" svg:height="0.972cm" svg:x="18.015cm" svg:y="5.715cm">
          <text:p text:style-name="P32"><text:span text:style-name="T16">Import form tag library</text:span></text:p>
          <draw:enhanced-geometry svg:viewBox="0 0 21600 21600" draw:type="mso-spt202" draw:enhanced-path="M 0 0 L 21600 0 21600 21600 0 21600 0 0 Z N"/>
        </draw:custom-shape>
        <draw:polyline draw:name="Line 40" draw:style-name="gr21" draw:text-style-name="P24" draw:id="id14" draw:layer="layout" svg:width="0cm" svg:height="0.634cm" svg:x="21.167cm" svg:y="5.079cm" svg:viewBox="0 0 0 635" draw:points="0,635 0,0">
          <text:p text:style-name="P6"/>
        </draw:polyline>
        <draw:custom-shape draw:name="Text Box 41" draw:style-name="gr22" draw:text-style-name="P33" draw:id="id17" draw:layer="layout" svg:width="11.221cm" svg:height="0.972cm" svg:x="9.126cm" svg:y="7.197cm">
          <text:p text:style-name="P32"><text:span text:style-name="T16">The name of the “form model object”</text:span></text:p>
          <draw:enhanced-geometry svg:viewBox="0 0 21600 21600" draw:type="mso-spt202" draw:enhanced-path="M 0 0 L 21600 0 21600 21600 0 21600 0 0 Z N"/>
        </draw:custom-shape>
        <draw:polyline draw:name="Line 42" draw:style-name="gr21" draw:text-style-name="P24" draw:id="id16" draw:layer="layout" svg:width="0cm" svg:height="0.634cm" svg:x="11.377cm" svg:y="6.561cm" svg:viewBox="0 0 0 635" draw:points="0,635 0,0">
          <text:p text:style-name="P6"/>
        </draw:polyline>
        <draw:custom-shape draw:name="Text Box 43" draw:style-name="gr23" draw:text-style-name="P33" draw:id="id20" draw:layer="layout" svg:width="6.034cm" svg:height="0.972cm" svg:x="6.947cm" svg:y="10.005cm">
          <text:p text:style-name="P32"><text:span text:style-name="T16">Renders all errors</text:span></text:p>
          <draw:enhanced-geometry svg:viewBox="0 0 21600 21600" draw:type="mso-spt202" draw:enhanced-path="M 0 0 L 21600 0 21600 21600 0 21600 0 0 Z N"/>
        </draw:custom-shape>
        <draw:polyline draw:name="Line 44" draw:style-name="gr21" draw:text-style-name="P24" draw:id="id26" draw:layer="layout" svg:width="0cm" svg:height="1.057cm" svg:x="10.609cm" svg:y="13.663cm" svg:viewBox="0 0 0 1058" draw:points="0,1058 0,0">
          <text:p text:style-name="P6"/>
        </draw:polyline>
        <draw:custom-shape draw:name="Text Box 45" draw:style-name="gr24" draw:text-style-name="P33" draw:id="id27" draw:layer="layout" svg:width="8.617cm" svg:height="1.021cm" svg:x="6.837cm" svg:y="14.509cm">
          <text:p text:style-name="P32"><text:span text:style-name="T10">Renders field-specific errors</text:span></text:p>
          <draw:enhanced-geometry svg:viewBox="0 0 21600 21600" draw:type="mso-spt202" draw:enhanced-path="M 0 0 L 21600 0 21600 21600 0 21600 0 0 Z N"/>
        </draw:custom-shape>
        <draw:polyline draw:name="Line 46" draw:style-name="gr21" draw:text-style-name="P24" draw:id="id21" draw:layer="layout" svg:width="0cm" svg:height="0.846cm" svg:x="9.448cm" svg:y="9.157cm" svg:viewBox="0 0 0 847" draw:points="0,847 0,0">
          <text:p text:style-name="P6"/>
        </draw:polyline>
        <draw:custom-shape draw:name="Text Box 49" draw:style-name="gr25" draw:text-style-name="P33" draw:id="id24" draw:layer="layout" svg:width="8.148cm" svg:height="1.786cm" svg:x="16.938cm" svg:y="11.118cm">
          <text:p text:style-name="P32"><text:span text:style-name="T10">Renders text field bound to the “creditCard” property</text:span></text:p>
          <draw:enhanced-geometry svg:viewBox="0 0 21600 21600" draw:type="mso-spt202" draw:enhanced-path="M 0 0 L 21600 0 21600 21600 0 21600 0 0 Z N"/>
        </draw:custom-shape>
        <draw:polyline draw:name="Line 50" draw:style-name="gr21" draw:text-style-name="P24" draw:id="id23" draw:layer="layout" svg:width="3.215cm" svg:height="0.362cm" svg:x="13.722cm" svg:y="11.933cm" svg:viewBox="0 0 3216 363" draw:points="3216,0 0,363">
          <text:p text:style-name="P6"/>
        </draw:polylin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group-id="0"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2"/>
          <draw:frame presentation:style-name="pr10" draw:text-style-name="P16" draw:layer="layout" svg:width="14.904cm" svg:height="12cm" svg:x="2.708cm" svg:y="12.668cm" presentation:class="notes" presentation:user-transformed="true">
            <draw:text-box>
              <text:p text:style-name="P10"><text:span text:style-name="T7">Mention that it will render the previously entered value, if there is one, otherwise it will render (using a property editor) the property from the domain object.</text:span></text:p>
              <text:p text:style-name="P10"><text:span text:style-name="T7"/></text:p>
              <text:p text:style-name="P10"><text:span text:style-name="T7">So, if the user had entered “20x” instead of “-1” for age, there is no way that the age property (which is an int) could store “20x”, however, when the form is rendered, it will in fact show “20x”, as it has remembered the previous value.</text:span></text:p>
            </draw:text-box>
          </draw:frame>
        </presentation:notes>
      </draw:page>
      <draw:page draw:name="Property Path Examples"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Examples of Property Path for Use in Form Tags</text:p>
          </draw:text-box>
        </draw:frame>
        <draw:frame presentation:style-name="pr11" draw:text-style-name="P35" draw:layer="layout" svg:width="21.32cm" svg:height="12.044cm" svg:x="1.996cm" svg:y="4.557cm" presentation:class="outline" presentation:user-transformed="true">
          <draw:text-box>
            <text:list text:style-name="L4">
              <text:list-item>
                <text:p text:id="id28" text:style-name="P34"><text:span text:style-name="T23">changeInfo.reason=</text:span><text:span text:style-name="T24">“Correction”</text:span></text:p>
              </text:list-item>
            </text:list>
            <text:list text:style-name="L4">
              <text:list-item>
                <text:p text:id="id29" text:style-name="P34"><text:span text:style-name="T25">getChangeInfo().setReason(</text:span><text:span text:style-name="T26">“Correction”</text:span><text:span text:style-name="T25">);</text:span></text:p>
              </text:list-item>
            </text:list>
            <text:list text:style-name="L4">
              <text:list-item>
                <text:p text:style-name="P34"><text:span text:style-name="T23"/></text:p>
              </text:list-item>
            </text:list>
            <text:list text:style-name="L4">
              <text:list-item>
                <text:p text:id="id30" text:style-name="P34"><text:span text:style-name="T23">specialsMap[</text:span><text:span text:style-name="T24">“spring”</text:span><text:span text:style-name="T23">].discount=</text:span><text:span text:style-name="T24">“.5”</text:span><text:span text:style-name="T23">;</text:span></text:p>
              </text:list-item>
            </text:list>
            <text:list text:style-name="L4">
              <text:list-item>
                <text:p text:id="id31" text:style-name="P34"><text:span text:style-name="T25">getSpecialsMap().get(</text:span><text:span text:style-name="T26">“spring”</text:span><text:span text:style-name="T25">).setDiscount(</text:span><text:span text:style-name="T26">“.5”</text:span><text:span text:style-name="T25">);</text:span></text:p>
              </text:list-item>
            </text:list>
            <text:list text:style-name="L4">
              <text:list-item>
                <text:p text:style-name="P34"><text:span text:style-name="T23"/></text:p>
              </text:list-item>
            </text:list>
            <text:list text:style-name="L4">
              <text:list-item>
                <text:p text:id="id32" text:style-name="P34"><text:span text:style-name="T23">fileList[2].name=</text:span><text:span text:style-name="T24">“readme.txt”</text:span></text:p>
              </text:list-item>
            </text:list>
            <text:list text:style-name="L4">
              <text:list-item>
                <text:p text:id="id33" text:style-name="P34"><text:span text:style-name="T25">getFileList().get(2).setName(</text:span><text:span text:style-name="T26">“readme.txt”</text:span><text:span text:style-name="T25">);</text:span></text:p>
              </text:list-item>
            </text:list>
            <text:list text:style-name="L4">
              <text:list-item>
                <text:p text:style-name="P34"><text:span text:style-name="T23"/></text:p>
              </text:list-item>
            </text:list>
            <text:list text:style-name="L4">
              <text:list-item>
                <text:p text:id="id34" text:style-name="P34"><text:span text:style-name="T23">customerMap[</text:span><text:span text:style-name="T24">“bob”</text:span><text:span text:style-name="T23">].addressList[0].city=</text:span><text:span text:style-name="T24">“Oslo”</text:span></text:p>
              </text:list-item>
            </text:list>
            <text:list text:style-name="L4">
              <text:list-item>
                <text:p text:id="id35" text:style-name="P34"><text:span text:style-name="T25">getCustomerMap().get(</text:span><text:span text:style-name="T26">“bob”</text:span><text:span text:style-name="T25">).getAddressList().get(0).</text:span></text:p>
              </text:list-item>
            </text:list>
            <text:list text:style-name="L4">
              <text:list-item>
                <text:p text:id="id36" text:style-name="P34"><text:span text:style-name="T25"><text:s text:c="10"/></text:span><text:span text:style-name="T25">setCity(</text:span><text:span text:style-name="T26">“Oslo”</text:span><text:span text:style-name="T25">);</text:span></text:p>
              </text:list-item>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3"/>
          <draw:frame presentation:style-name="pr7" draw:text-style-name="P6" draw:layer="layout" svg:width="14.904cm" svg:height="12.001cm" svg:x="2.708cm" svg:y="12.668cm" presentation:class="notes" presentation:placeholder="true">
            <draw:text-box/>
          </draw:frame>
        </presentation:notes>
      </draw:page>
      <draw:page draw:name="page24"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Page Editing Scenarios Overview</text:span></text:p>
              </text:list-item>
            </text:list>
            <text:list text:style-name="L4">
              <text:list-item>
                <text:p text:style-name="P8"><text:span text:style-name="T4">Create the Controller</text:span></text:p>
              </text:list-item>
            </text:list>
            <text:list text:style-name="L4">
              <text:list-item>
                <text:p text:style-name="P8"><text:span text:style-name="T4">Set up the Form Model Object</text:span></text:p>
              </text:list-item>
            </text:list>
            <text:list text:style-name="L4">
              <text:list-item>
                <text:p text:style-name="P8"><text:span text:style-name="T4">Process the Form Submission</text:span></text:p>
              </text:list-item>
            </text:list>
            <text:list text:style-name="L4">
              <text:list-item>
                <text:p text:style-name="P8"><text:span text:style-name="T4">Add the Form View</text:span></text:p>
              </text:list-item>
            </text:list>
            <text:list text:style-name="L4">
              <text:list-item>
                <text:p text:style-name="P8"><text:span text:style-name="T3">Validation</text:span></text:p>
              </text:list-item>
            </text:list>
          </draw:text-box>
        </draw:frame>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4"/>
          <draw:frame presentation:style-name="pr6" draw:text-style-name="P16" draw:layer="layout" svg:width="14.904cm" svg:height="12cm" svg:x="2.708cm" svg:y="12.668cm" presentation:class="notes" presentation:user-transformed="true">
            <draw:text-box>
              <text:p text:style-name="P10"><text:span text:style-name="T7">This section talks about what a framework should do to allow us to use our existing rich domain objects.</text:span></text:p>
            </draw:text-box>
          </draw:frame>
        </presentation:notes>
      </draw:page>
      <draw:page draw:name="Validator"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19">Validator</text:spa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Spring offers a design for validation</text:p>
              </text:list-item>
            </text:list>
            <text:list text:style-name="L4">
              <text:list-item>
                <text:list>
                  <text:list-item>
                    <text:p text:style-name="P11">not tied to the web layer</text:p>
                  </text:list-item>
                </text:list>
              </text:list-item>
            </text:list>
            <text:list text:style-name="L4">
              <text:list-item>
                <text:list>
                  <text:list-item>
                    <text:p text:style-name="P11">easy to internationalize</text:p>
                  </text:list-item>
                </text:list>
              </text:list-item>
            </text:list>
            <text:list text:style-name="L4">
              <text:list-item>
                <text:list>
                  <text:list-item>
                    <text:p text:style-name="P11">possible to plug in different implementations</text:p>
                  </text:list-item>
                </text:list>
              </text:list-item>
            </text:list>
            <text:list text:style-name="L4">
              <text:list-item>
                <text:p text:style-name="P8">The Validator interface</text:p>
              </text:list-item>
            </text:list>
            <text:list text:style-name="L4">
              <text:list-item>
                <text:list>
                  <text:list-item>
                    <text:p text:style-name="P11">use to validate (domain) objects</text:p>
                  </text:list-item>
                </text:list>
              </text:list-item>
            </text:list>
          </draw:text-box>
        </draw:frame>
        <draw:custom-shape draw:name="Text Box 5" draw:style-name="gr26" draw:text-style-name="P5" draw:layer="layout" svg:width="18.6cm" svg:height="3.409cm" svg:x="3.087cm" svg:y="11.86cm">
          <text:p text:style-name="P32"><text:span text:style-name="T27">public interface</text:span><text:span text:style-name="T28"> Validator {</text:span></text:p>
          <text:p text:style-name="P32"><text:span text:style-name="T29"><text:s text:c="4"/></text:span><text:span text:style-name="T29">boolean</text:span><text:span text:style-name="T30"> supports(Class clazz);</text:span></text:p>
          <text:p text:style-name="P32"><text:span text:style-name="T29"><text:s text:c="4"/></text:span><text:span text:style-name="T29">void</text:span><text:span text:style-name="T30"> validate(Object target, Errors errors);</text:span></text:p>
          <text:p text:style-name="P32"><text:span text:style-name="T28">}</text:span></text:p>
          <draw:enhanced-geometry svg:viewBox="0 0 21600 21600" draw:type="mso-spt202" draw:enhanced-path="M 0 0 L 21600 0 21600 21600 0 21600 0 0 Z N"/>
        </draw:custom-shap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5"/>
          <draw:frame presentation:style-name="pr7" draw:text-style-name="P6" draw:layer="layout" svg:width="14.904cm" svg:height="12.001cm" svg:x="2.708cm" svg:y="12.668cm" presentation:class="notes" presentation:placeholder="true">
            <draw:text-box/>
          </draw:frame>
        </presentation:notes>
      </draw:page>
      <draw:page draw:name="Example Validator"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ext:span text:style-name="T19">Example Custom </text:span><text:span text:style-name="T19"><text:line-break/></text:span><text:span text:style-name="T19">Validator Implementation</text:span></text:p>
          </draw:text-box>
        </draw:frame>
        <draw:custom-shape draw:name="Text Box 4" draw:style-name="gr27" draw:text-style-name="P36" draw:layer="layout" svg:width="20.391cm" svg:height="13.059cm" svg:x="1.493cm" svg:y="4.022cm">
          <text:p text:style-name="P32"><text:span text:style-name="T22">public class</text:span><text:span text:style-name="T10"> RewardValidator </text:span><text:span text:style-name="T22">implements</text:span><text:span text:style-name="T10"> Validator {</text:span></text:p>
          <text:p text:style-name="P32"><text:span text:style-name="T10"/></text:p>
          <text:p text:style-name="P32"><text:span text:style-name="T31"><text:s text:c="4"/></text:span><text:span text:style-name="T31">public boolean </text:span><text:span text:style-name="T32">supports(Class clazz) {</text:span></text:p>
          <text:p text:style-name="P32"><text:span text:style-name="T32"><text:s text:c="8"/></text:span><text:span text:style-name="T31">return </text:span><text:span text:style-name="T32">Reward.</text:span><text:span text:style-name="T31">class</text:span><text:span text:style-name="T32">.isAssignableFrom(clazz);</text:span></text:p>
          <text:p text:style-name="P32"><text:span text:style-name="T32"><text:s text:c="4"/></text:span><text:span text:style-name="T32">}</text:span></text:p>
          <text:p text:style-name="P32"><text:span text:style-name="T31"/></text:p>
          <text:p text:style-name="P32"><text:span text:style-name="T31"><text:s text:c="4"/></text:span><text:span text:style-name="T31">public void</text:span><text:span text:style-name="T32"> validate(Object target, Errors errors) {</text:span></text:p>
          <text:p text:id="id37" text:style-name="P32"><text:span text:style-name="T32"><text:s text:c="8"/></text:span><text:span text:style-name="T32">Reward reward = (Reward) target;</text:span></text:p>
          <text:p text:id="id38" text:style-name="P32"><text:span text:style-name="T31"><text:s text:c="8"/></text:span><text:span text:style-name="T31">if </text:span><text:span text:style-name="T32">(! isNumeric(reward.getCreditCard())) {</text:span></text:p>
          <text:p text:id="id39" text:style-name="P32"><text:span text:style-name="T32"><text:s text:c="12"/></text:span><text:span text:style-name="T32">errors.rejectValue(</text:span><text:span text:style-name="T33">“creditCard”</text:span><text:span text:style-name="T32">, </text:span><text:span text:style-name="T33">“cc.number”</text:span><text:span text:style-name="T32">);</text:span></text:p>
          <text:p text:id="id40" text:style-name="P32"><text:span text:style-name="T32"><text:s text:c="8"/></text:span><text:span text:style-name="T32">}</text:span></text:p>
          <text:p text:id="id41" text:style-name="P32"><text:span text:style-name="T31"><text:s text:c="8"/></text:span><text:span text:style-name="T31">if</text:span><text:span text:style-name="T32"> (reward.getCreditCard().length() != 16) {</text:span></text:p>
          <text:p text:id="id42" text:style-name="P32"><text:span text:style-name="T32"><text:s text:c="12"/></text:span><text:span text:style-name="T32">errors.rejectValue(</text:span><text:span text:style-name="T33">“creditCard”</text:span><text:span text:style-name="T32">, </text:span><text:span text:style-name="T33">“cc.length”</text:span><text:span text:style-name="T32">,</text:span></text:p>
          <text:p text:id="id43" text:style-name="P32"><text:span text:style-name="T32"><text:s text:c="20"/></text:span><text:span text:style-name="T31">new</text:span><text:span text:style-name="T32"> Object[] {reward.getCreditCard().length() }, </text:span></text:p>
          <text:p text:id="id44" text:style-name="P32"><text:span text:style-name="T33"><text:s text:c="20"/>“</text:span><text:span text:style-name="T33">Invalid credit card number!”</text:span><text:span text:style-name="T32">);</text:span></text:p>
          <text:p text:id="id45" text:style-name="P32"><text:span text:style-name="T32"><text:s text:c="8"/></text:span><text:span text:style-name="T32">} </text:span></text:p>
          <text:p text:style-name="P32"><text:span text:style-name="T32"><text:s text:c="4"/></text:span><text:span text:style-name="T32">}</text:span></text:p>
          <text:p text:style-name="P32"><text:span text:style-name="T32">}</text:span></text:p>
          <draw:enhanced-geometry svg:viewBox="0 0 21600 21600" draw:type="mso-spt202" draw:enhanced-path="M 0 0 L 21600 0 21600 21600 0 21600 0 0 Z N"/>
        </draw:custom-shape>
        <draw:g draw:id="id46">
          <draw:custom-shape draw:name="Text Box 4" draw:style-name="gr28" draw:text-style-name="P37" draw:layer="layout" svg:width="15.326cm" svg:height="1.897cm" svg:x="8.2cm" svg:y="16.179cm">
            <text:p text:style-name="P36"><text:span text:style-name="T34">cc.number</text:span><text:span text:style-name="T35">=Not a valid credit card number!</text:span></text:p>
            <text:p text:style-name="P36"><text:span text:style-name="T34">cc.length</text:span><text:span text:style-name="T35">=Credit card must be 16 digits but is {0}.</text:span></text:p>
            <draw:enhanced-geometry svg:viewBox="0 0 21600 21600" draw:type="mso-spt202" draw:enhanced-path="M 0 0 L 21600 0 21600 21600 0 21600 0 0 Z N"/>
          </draw:custom-shape>
          <draw:frame draw:style-name="gr29" draw:text-style-name="P39" draw:layer="layout" svg:width="12.685cm" svg:height="0.962cm" svg:x="7.995cm" svg:y="15.201cm">
            <draw:text-box>
              <text:p text:style-name="P38"><text:span text:style-name="T36">/WEB-INF/messages/errors.propertie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6"/>
          <draw:frame presentation:style-name="pr7" draw:text-style-name="P6" draw:layer="layout" svg:width="14.904cm" svg:height="12.001cm" svg:x="2.708cm" svg:y="12.668cm" presentation:class="notes" presentation:placeholder="true">
            <draw:text-box/>
          </draw:frame>
        </presentation:notes>
      </draw:page>
      <draw:page draw:name="Pre-Built Validators"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ext:span text:style-name="T19">Combining Errors from </text:span><text:span text:style-name="T19"><text:line-break/></text:span><text:span text:style-name="T19">Data Binding &amp; Validation</text:span></text:p>
          </draw:text-box>
        </draw:frame>
        <draw:frame presentation:style-name="pr5" draw:text-style-name="P9" draw:layer="layout" svg:width="22.635cm" svg:height="11.219cm" svg:x="1.745cm" svg:y="4.657cm" presentation:class="outline" presentation:user-transformed="true">
          <draw:text-box>
            <text:list text:style-name="L4">
              <text:list-item>
                <text:p text:style-name="P8"><text:span text:style-name="T19">BindingResult extends Errors interface</text:span></text:p>
              </text:list-item>
            </text:list>
            <text:list text:style-name="L4">
              <text:list-item>
                <text:p text:style-name="P8"><text:span text:style-name="T19">Re-use same result for binding &amp; validation</text:span></text:p>
              </text:list-item>
            </text:list>
            <text:list text:style-name="L4">
              <text:list-item>
                <text:p text:style-name="P8"><text:span text:style-name="T19">All errors accumulated in one place</text:span></text:p>
              </text:list-item>
            </text:list>
            <text:list text:style-name="L4">
              <text:list-item>
                <text:p text:style-name="P8"><text:span text:style-name="T19">Ties with &lt;form:errors/&gt; JSP tag</text:span></text:p>
              </text:list-item>
            </text:list>
          </draw:text-box>
        </draw:frame>
        <draw:custom-shape draw:name="Rectangle 24" draw:style-name="gr30" draw:text-style-name="P19" draw:layer="layout" svg:width="23.308cm" svg:height="6.375cm" svg:x="1.291cm" svg:y="10.528cm">
          <text:p text:style-name="P17"><text:span text:style-name="T8">@RequestMapping</text:span><text:span text:style-name="T18">(method = RequestMethod.</text:span><text:span text:style-name="T12">POST</text:span><text:span text:style-name="T18">)</text:span></text:p>
          <text:p text:style-name="P17"><text:span text:style-name="T9">public</text:span><text:span text:style-name="T10"> String onSubmit(</text:span><text:span text:style-name="T8">@ModelAttribute</text:span><text:span text:style-name="T18"> Reward reward, BindingResult result</text:span><text:span text:style-name="T10">) {</text:span></text:p>
          <text:p text:style-name="P17"><text:span text:style-name="T10"><text:s text:c="4"/></text:span><text:span text:style-name="T9">new</text:span><text:span text:style-name="T18"> RewardValidator().validate(reward, result);</text:span></text:p>
          <text:p text:style-name="P17"><text:span text:style-name="T10"><text:s text:c="4"/></text:span><text:span text:style-name="T9">if</text:span><text:span text:style-name="T18"> (result.hasErrors()) {</text:span></text:p>
          <text:p text:style-name="P17"><text:span text:style-name="T18"><text:s text:c="8"/></text:span><text:span text:style-name="T18">return </text:span><text:span text:style-name="T11">”editReward”</text:span><text:span text:style-name="T18">; </text:span></text:p>
          <text:p text:style-name="P17"><text:span text:style-name="T18"><text:s text:c="4"/></text:span><text:span text:style-name="T18">}</text:span></text:p>
          <text:p text:style-name="P17"><text:span text:style-name="T18"><text:s text:c="4"/></text:span><text:span text:style-name="T18">...</text:span></text:p>
          <text:p text:style-name="P17"><text:span text:style-name="T18">} </text:span></text:p>
          <text:p text:style-name="P17"><text:span text:style-name="T10"/></text:p>
          <draw:enhanced-geometry svg:viewBox="0 0 21600 21600" draw:type="rectangle" draw:enhanced-path="M 0 0 L 21600 0 21600 21600 0 21600 0 0 Z N"/>
        </draw:custom-shap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7"/>
          <draw:frame presentation:style-name="pr7" draw:text-style-name="P6" draw:layer="layout" svg:width="14.904cm" svg:height="12.001cm" svg:x="2.708cm" svg:y="12.668cm" presentation:class="notes" presentation:placeholder="true">
            <draw:text-box/>
          </draw:frame>
        </presentation:notes>
      </draw:page>
      <draw:page draw:name="page28"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19">Validator Implementations</text:span></text:p>
          </draw:text-box>
        </draw:frame>
        <draw:frame presentation:style-name="pr5" draw:text-style-name="P9" draw:layer="layout" svg:width="21.855cm" svg:height="12.232cm" svg:x="1.745cm" svg:y="4.657cm" presentation:class="outline" presentation:user-transformed="true">
          <draw:text-box>
            <text:list text:style-name="L4">
              <text:list-item>
                <text:p text:style-name="P8"><text:span text:style-name="T19">Available libraries</text:span></text:p>
              </text:list-item>
            </text:list>
            <text:list text:style-name="L4">
              <text:list-item>
                <text:list>
                  <text:list-item>
                    <text:p text:style-name="P11"><text:span text:style-name="T19">Apache Commons Validator</text:span></text:p>
                  </text:list-item>
                </text:list>
              </text:list-item>
            </text:list>
            <text:list text:style-name="L4">
              <text:list-item>
                <text:list>
                  <text:list-item>
                    <text:list>
                      <text:list-item>
                        <text:p text:style-name="P13"><text:span text:style-name="T19">integration with Commons Validator</text:span></text:p>
                      </text:list-item>
                    </text:list>
                  </text:list-item>
                </text:list>
              </text:list-item>
            </text:list>
            <text:list text:style-name="L4">
              <text:list-item>
                <text:list>
                  <text:list-item>
                    <text:list>
                      <text:list-item>
                        <text:p text:style-name="P13"><text:span text:style-name="T19">XML-based validation rules</text:span></text:p>
                      </text:list-item>
                    </text:list>
                  </text:list-item>
                </text:list>
              </text:list-item>
            </text:list>
            <text:list text:style-name="L4">
              <text:list-item>
                <text:list>
                  <text:list-item>
                    <text:list>
                      <text:list-item>
                        <text:p text:style-name="P13"><text:span text:style-name="T19">client &amp; server-side validation</text:span></text:p>
                      </text:list-item>
                    </text:list>
                  </text:list-item>
                </text:list>
              </text:list-item>
            </text:list>
            <text:list text:style-name="L4">
              <text:list-item>
                <text:list>
                  <text:list-item>
                    <text:p text:style-name="P11"><text:span text:style-name="T19">Valang</text:span></text:p>
                  </text:list-item>
                </text:list>
              </text:list-item>
            </text:list>
            <text:list text:style-name="L4">
              <text:list-item>
                <text:list>
                  <text:list-item>
                    <text:list>
                      <text:list-item>
                        <text:p text:style-name="P13"><text:span text:style-name="T19">builds on Commons Validator</text:span></text:p>
                      </text:list-item>
                    </text:list>
                  </text:list-item>
                </text:list>
              </text:list-item>
            </text:list>
            <text:list text:style-name="L4">
              <text:list-item>
                <text:list>
                  <text:list-item>
                    <text:list>
                      <text:list-item>
                        <text:p text:style-name="P13"><text:span text:style-name="T19">simple, declarative expression language</text:span></text:p>
                      </text:list-item>
                    </text:list>
                  </text:list-item>
                </text:list>
              </text:list-item>
            </text:list>
            <text:list text:style-name="L4">
              <text:list-item>
                <text:list>
                  <text:list-item>
                    <text:p text:style-name="P11"><text:span text:style-name="T19">Bean Validation Framework</text:span></text:p>
                  </text:list-item>
                </text:list>
              </text:list-item>
            </text:list>
            <text:list text:style-name="L4">
              <text:list-item>
                <text:list>
                  <text:list-item>
                    <text:list>
                      <text:list-item>
                        <text:p text:style-name="P13"><text:span text:style-name="T19">XML or annotation based validation rules</text:span></text:p>
                      </text:list-item>
                    </text:list>
                  </text:list-item>
                </text:list>
              </text:list-item>
            </text:list>
            <text:list text:style-name="L4">
              <text:list-item>
                <text:p text:style-name="P8"><text:span text:style-name="T19">Check Spring Modules</text:span></text:p>
              </text:list-item>
            </text:list>
            <text:list text:style-name="L4">
              <text:list-item>
                <text:list>
                  <text:list-item>
                    <text:p text:style-name="P11"><text:span text:style-name="T37"><text:a xlink:href="http://springmodules.dev.java.net/">http://springmodules.dev.java.net</text:a></text:span></text:p>
                  </text:list-item>
                </text:list>
              </text:list-item>
            </text:list>
          </draw:text-box>
        </draw:frame>
        <presentation:notes draw:style-name="dp2">
          <office:forms form:automatic-focus="false" form:apply-design-mode="false"/>
          <draw:custom-shape draw:name="Rectangle 7" draw:style-name="gr1" draw:text-style-name="P15" draw:layer="layout" svg:width="8.806cm" svg:height="1.332cm" svg:x="11.513cm" svg:y="25.337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8"/>
          <draw:frame presentation:style-name="pr7" draw:text-style-name="P29" draw:layer="layout" svg:width="14.904cm" svg:height="12.001cm" svg:x="2.708cm" svg:y="12.668cm" presentation:class="notes" presentation:placeholder="true">
            <draw:text-box/>
          </draw:frame>
        </presentation:notes>
      </draw:page>
      <draw:page draw:name="LAB"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LAB</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Form Processing with Spring MVC</text:p>
          </draw:text-box>
        </draw:frame>
        <presentation:notes draw:style-name="dp2">
          <office:forms form:automatic-focus="false" form:apply-design-mode="false"/>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9"/>
          <draw:frame presentation:style-name="pr3" draw:text-style-name="P6"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modern"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moder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2" style:family="presentation" style:parent-style-name="Default-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3" style:family="presentation" style:parent-style-name="Title1-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4" style:family="presentation" style:parent-style-name="Title1-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align="end" text:enable-numbering="false" fo:text-indent="0cm"/>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text-align="end" text:enable-numbering="false" fo:text-indent="0cm" style:writing-mode="lr-tb"/>
    </style:style>
    <style:style style:name="P9" style:family="paragraph">
      <style:paragraph-properties fo:margin-left="0cm" fo:margin-right="0cm" fo:line-height="100%"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Spring MVC 3 - </text:span><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draw:page-number="2"/>
    </style:handout-master>
    <style:master-page style:name="Default" style:page-layout-name="PM1" draw:style-name="dp1">
      <office:forms form:automatic-focus="false" form:apply-design-mode="false"/>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lt;number&gt;</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15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office:forms form:automatic-focus="false" form:apply-design-mode="false"/>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1" draw:text-style-name="P8" draw:layer="backgroundobjects" svg:width="8.806cm" svg:height="1.333cm" svg:x="11.514cm" svg:y="0cm" presentation:class="date-time">
          <draw:text-box>
            <text:p text:style-name="P8"><text:span text:style-name="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pr2" draw:text-style-name="P7" draw:layer="backgroundobjects" svg:width="8.806cm" svg:height="1.333cm" svg:x="0cm" svg:y="25.337cm" presentation:class="footer">
          <draw:text-box>
            <text:p text:style-name="P7"><text:span text:style-name="T3"><presentation:footer/></text:span></text:p>
          </draw:text-box>
        </draw:frame>
        <draw:frame presentation:style-name="pr2" draw:text-style-name="P8" draw:layer="backgroundobjects" svg:width="8.806cm" svg:height="1.333cm" svg:x="11.514cm" svg:y="25.337cm" presentation:class="page-number">
          <draw:text-box>
            <text:p text:style-name="P8"><text:span text:style-name="T3"><text:page-number>&lt;number&gt;</text:page-number></text:span></text:p>
          </draw:text-box>
        </draw:frame>
      </presentation:notes>
    </style:master-page>
    <style:master-page style:name="Title1" style:page-layout-name="PM1" draw:style-name="dp1">
      <office:forms form:automatic-focus="false" form:apply-design-mode="false"/>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office:forms form:automatic-focus="false" form:apply-design-mode="false"/>
        <draw:rect draw:style-name="gr6" draw:text-style-name="P6" draw:layer="backgroundobjects" svg:width="20.32cm" svg:height="26.67cm" svg:x="0cm" svg:y="0cm">
          <text:p/>
        </draw:rect>
        <draw:frame presentation:style-name="pr3" draw:text-style-name="P7" draw:layer="backgroundobjects" svg:width="8.806cm" svg:height="1.333cm" svg:x="0cm" svg:y="0cm" presentation:class="header">
          <draw:text-box>
            <text:p text:style-name="P7"><text:span text:style-name="T3"><presentation:header/></text:span></text:p>
          </draw:text-box>
        </draw:frame>
        <draw:frame presentation:style-name="pr3" draw:text-style-name="P8" draw:layer="backgroundobjects" svg:width="8.806cm" svg:height="1.333cm" svg:x="11.514cm" svg:y="0cm" presentation:class="date-time">
          <draw:text-box>
            <text:p text:style-name="P8"><text:span text:style-name="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pr4" draw:text-style-name="P7" draw:layer="backgroundobjects" svg:width="8.806cm" svg:height="1.333cm" svg:x="0cm" svg:y="25.337cm" presentation:class="footer">
          <draw:text-box>
            <text:p text:style-name="P7"><text:span text:style-name="T3"><presentation:footer/></text:span></text:p>
          </draw:text-box>
        </draw:frame>
        <draw:frame presentation:style-name="pr4" draw:text-style-name="P8" draw:layer="backgroundobjects" svg:width="8.806cm" svg:height="1.333cm" svg:x="11.514cm" svg:y="25.337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Module Name</dc:title>
    <meta:initial-creator>Mark Fisher</meta:initial-creator>
    <meta:creation-date>2006-09-22T09:51:11</meta:creation-date>
    <dc:creator>Michael Bingham</dc:creator>
    <dc:date>2008-04-14T16:58:07</dc:date>
    <meta:editing-cycles>747</meta:editing-cycles>
    <meta:editing-duration>P1DT5H37M16S</meta:editing-duration>
    <meta:user-defined meta:name="Info 1"/>
    <meta:user-defined meta:name="Info 2"/>
    <meta:user-defined meta:name="Info 3"/>
    <meta:user-defined meta:name="Info 4"/>
    <meta:document-statistic meta:object-count="290"/>
  </office:meta>
</office:document-meta>
</file>